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799in"/>
    </style:style>
    <style:style style:name="co2" style:family="table-column">
      <style:table-column-properties fo:break-before="auto" style:column-width="0.8457in"/>
    </style:style>
    <style:style style:name="co3" style:family="table-column">
      <style:table-column-properties fo:break-before="auto" style:column-width="0.9528in"/>
    </style:style>
    <style:style style:name="co4" style:family="table-column">
      <style:table-column-properties fo:break-before="auto" style:column-width="0.7862in"/>
    </style:style>
    <style:style style:name="co5" style:family="table-column">
      <style:table-column-properties fo:break-before="auto" style:column-width="0.774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618in"/>
    </style:style>
    <style:style style:name="co8" style:family="table-column">
      <style:table-column-properties fo:break-before="auto" style:column-width="0.7146in"/>
    </style:style>
    <style:style style:name="co9" style:family="table-column">
      <style:table-column-properties fo:break-before="auto" style:column-width="0.5118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vertical-align="middle"/>
      <style:text-properties style:font-name="Liberation Sans" fo:font-size="8pt" style:font-size-asian="8pt" style:font-size-complex="8pt"/>
    </style:style>
    <style:style style:name="ce5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6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2" fo:font-size="10pt" style:text-underline-style="none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ext-properties style:font-name="Liberation Sans1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1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 style:data-style-name="N1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6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T1" style:family="text">
      <style:text-properties style:font-style-asian="normal" style:font-style-complex="normal" fo:font-style="normal" fo:font-size="14pt" style:font-relief="none" style:text-emphasize="none" style:font-weight-complex="bold" style:font-weight-asian="bold" style:font-size-complex="14pt" style:font-size-asian="14pt" style:font-name-complex="Noto Sans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style:text-line-through-type="none" style:text-underline-style="solid" style:text-underline-width="auto" style:text-underline-color="font-color" fo:font-weight="bold" style:font-name="Liberation Sans" style:text-overline-style="none" style:text-overline-color="font-color"/>
    </style:style>
    <style:style style:name="T2" style:family="text">
      <style:text-properties style:font-style-asian="normal" style:font-style-complex="normal" fo:font-style="normal"/>
    </style:style>
    <style:style style:name="T3" style:family="text">
      <style:text-properties style:font-style-asian="normal" style:font-style-complex="normal" fo:font-style="normal" style:font-name="Liberation Sans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language-complex="hi" style:country-complex="IN" style:font-size-complex="8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8pt" style:font-name-asian="Noto Sans CJK SC" style:font-name-complex="Noto Sans Devanagari" style:font-weight-asian="normal" style:font-weight-complex="normal" style:font-style-asian="normal" style:font-style-complex="normal" style:text-emphasize="none" style:font-relief="none" fo:font-weight="normal" style:font-size-asian="8pt"/>
    </style:style>
    <style:style style:name="T6" style:family="text">
      <style:text-properties style:font-size-complex="8pt" fo:font-size="8pt" style:font-size-asian="8pt"/>
    </style:style>
    <style:style style:name="T7" style:family="text">
      <style:text-properties fo:font-size="8pt" style:font-size-asian="8pt" style:font-name="Liberation Sans" style:font-name-complex="Noto Sans Devanagari" style:font-weight-asian="normal" style:font-weight-complex="normal" style:font-style-asian="normal" style:font-style-complex="normal" style:text-emphasize="none" style:font-relief="none" fo:font-weight="normal" style:text-underline-style="none" style:text-underline-color="font-color" style:text-overline-style="none" style:text-overline-color="font-color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language-complex="hi" style:country-complex="IN" style:font-size-complex="8pt"/>
    </style:style>
    <style:style style:name="T8" style:family="text">
      <style:text-properties fo:font-size="8pt" style:font-size-asian="8pt" style:font-name="Liberation Sans" style:font-name-complex="Noto Sans Devanagari" style:font-weight-asian="normal" style:font-weight-complex="normal" style:text-emphasize="none" style:font-relief="none" fo:font-weight="normal" style:text-overline-style="none" style:text-overline-color="font-color" style:font-name-asian="Noto Sans CJK SC" style:language-asian="zh" style:country-asian="CN" fo:language="en" fo:country="US" style:text-line-through-mode="continuous" fo:text-shadow="none" style:text-outline="false" style:text-line-through-type="none" style:language-complex="hi" style:country-complex="IN" style:font-size-complex="8pt" style:text-underline-style="solid" style:text-underline-width="auto" style:text-underline-color="font-color" fo:font-style="italic" style:font-style-asian="italic" style:font-style-complex="italic"/>
    </style:style>
    <style:style style:name="T9" style:family="text">
      <style:text-properties fo:font-size="8pt" style:font-size-asian="8pt" style:font-name="Liberation Sans" style:font-name-complex="Noto Sans Devanagari" style:font-weight-asian="normal" style:font-weight-complex="normal" style:text-emphasize="none" style:font-relief="none" fo:font-weight="normal" style:text-overline-style="none" style:text-overline-color="font-color" style:font-name-asian="Noto Sans CJK SC" style:language-asian="zh" style:country-asian="CN" fo:language="en" fo:country="US" style:text-line-through-mode="continuous" fo:text-shadow="none" style:text-outline="false" style:text-line-through-type="none" style:language-complex="hi" style:country-complex="IN" style:font-size-complex="8pt" style:text-underline-style="none" style:text-underline-color="font-color" fo:font-style="normal" style:font-style-asian="normal" style:font-style-complex="normal"/>
    </style:style>
    <style:style style:name="T10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11" style:family="text">
      <style:text-properties style:font-name="Liberation Sans"/>
    </style:style>
    <style:style style:name="T1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13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1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bo-2-180_items-be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ce14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<text:span text:style-name="T1">180 Item Enneagram Combo </text:span><text:span text:style-name="T2">Questionnaire</text:span><text:span text:style-name="T3">¹</text:span></text:p>
          </table:table-cell>
          <table:covered-table-cell table:number-columns-repeated="5" table:style-name="ce14"/>
          <table:table-cell table:number-columns-repeated="4"/>
        </table:table-row>
        <table:table-row table:style-name="ro2">
          <table:table-cell table:style-name="ce2"/>
          <table:table-cell table:style-name="ce15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14"/>
          <table:table-cell table:style-name="ce28"/>
          <table:table-cell table:number-columns-repeated="3"/>
        </table:table-row>
        <table:table-row table:style-name="ro3">
          <table:table-cell table:style-name="ce3" office:value-type="string" calcext:value-type="string">
            <text:p>With Respect to the Person Being Analyzed,</text:p>
          </table:table-cell>
          <table:table-cell table:style-name="ce16" office:value-type="string" calcext:value-type="string">
            <text:p>Very</text:p>
          </table:table-cell>
          <table:table-cell table:style-name="ce16" table:number-columns-repeated="3"/>
          <table:table-cell table:style-name="ce16" office:value-type="string" calcext:value-type="string">
            <text:p>Very</text:p>
          </table:table-cell>
          <table:table-cell table:style-name="ce28" office:value-type="string" calcext:value-type="string">
            <text:p>|</text:p>
          </table:table-cell>
          <table:table-cell table:number-columns-repeated="2"/>
          <table:table-cell table:style-name="ce16" office:value-type="string" calcext:value-type="string">
            <text:p>Score For</text:p>
          </table:table-cell>
        </table:table-row>
        <table:table-row table:style-name="ro4">
          <table:table-cell table:style-name="ce3" office:value-type="string" calcext:value-type="string">
            <text:p>How Accurate Is Each Item?</text:p>
          </table:table-cell>
          <table:table-cell table:number-columns-repeated="2" table:style-name="ce16" office:value-type="string" calcext:value-type="string">
            <text:p>Inaccurate</text:p>
          </table:table-cell>
          <table:table-cell table:style-name="ce16" office:value-type="string" calcext:value-type="string">
            <text:p>Neutral</text:p>
          </table:table-cell>
          <table:table-cell table:number-columns-repeated="2" table:style-name="ce16" office:value-type="string" calcext:value-type="string">
            <text:p>Accurate</text:p>
          </table:table-cell>
          <table:table-cell table:style-name="ce28" office:value-type="string" calcext:value-type="string">
            <text:p>|</text:p>
          </table:table-cell>
          <table:table-cell table:style-name="ce16" office:value-type="string" calcext:value-type="string">
            <text:p>Source<text:span text:style-name="T11">¹</text:span>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This Item</text:p>
          </table:table-cell>
        </table:table-row>
        <table:table-row table:style-name="ro5">
          <table:table-cell office:value-type="string" calcext:value-type="string">
            <text:p>I am very accepting and flexib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5]);1;IF(ISTEXT([.C5]);2;IF(ISTEXT([.D5]);3;IF(ISTEXT([.E5]);4;IF(ISTEXT([.F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mental challeng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6]);1;IF(ISTEXT([.C6]);2;IF(ISTEXT([.D6]);3;IF(ISTEXT([.E6]);4;IF(ISTEXT([.F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rarely get bored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7]);1;IF(ISTEXT([.C7]);2;IF(ISTEXT([.D7]);3;IF(ISTEXT([.E7]);4;IF(ISTEXT([.F7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When I have had enough of something, I move on to something els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8]);1;IF(ISTEXT([.C8]);2;IF(ISTEXT([.D8]);3;IF(ISTEXT([.E8]);4;IF(ISTEXT([.F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Being well-organized helps me get more don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9]);1;IF(ISTEXT([.C9]);2;IF(ISTEXT([.D9]);3;IF(ISTEXT([.E9]);4;IF(ISTEXT([.F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ry to follow the rules, but sometimes need to break them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0]);1;IF(ISTEXT([.C10]);2;IF(ISTEXT([.D10]);3;IF(ISTEXT([.E10]);4;IF(ISTEXT([.F1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to push myself and others beyond our comfort zon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1]);1;IF(ISTEXT([.C11]);2;IF(ISTEXT([.D11]);3;IF(ISTEXT([.E11]);4;IF(ISTEXT([.F1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urrent events sometimes make me depressed and even upse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2]);1;IF(ISTEXT([.C12]);2;IF(ISTEXT([.D12]);3;IF(ISTEXT([.E12]);4;IF(ISTEXT([.F1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ometimes find it difficult to watch violence on TV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3]);1;IF(ISTEXT([.C13]);2;IF(ISTEXT([.D13]);3;IF(ISTEXT([.E13]);4;IF(ISTEXT([.F1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t can be difficult getting started, but once I'm going it's hard to stop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4]);1;IF(ISTEXT([.C14]);2;IF(ISTEXT([.D14]);3;IF(ISTEXT([.E14]);4;IF(ISTEXT([.F1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ork hard and expect my efforts to be appreciated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5]);1;IF(ISTEXT([.C15]);2;IF(ISTEXT([.D15]);3;IF(ISTEXT([.E15]);4;IF(ISTEXT([.F1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upbeat and energetic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6]);1;IF(ISTEXT([.C16]);2;IF(ISTEXT([.D16]);3;IF(ISTEXT([.E16]);4;IF(ISTEXT([.F1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pend most of my time trying to understand thing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7]);1;IF(ISTEXT([.C17]);2;IF(ISTEXT([.D17]);3;IF(ISTEXT([.E17]);4;IF(ISTEXT([.F1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doubt those in authorit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8]);1;IF(ISTEXT([.C18]);2;IF(ISTEXT([.D18]);3;IF(ISTEXT([.E18]);4;IF(ISTEXT([.F1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follow the rul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9]);1;IF(ISTEXT([.C19]);2;IF(ISTEXT([.D19]);3;IF(ISTEXT([.E19]);4;IF(ISTEXT([.F1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see life from a zero-sum, winner-take-all perspectiv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20]);1;IF(ISTEXT([.C20]);2;IF(ISTEXT([.D20]);3;IF(ISTEXT([.E20]);4;IF(ISTEXT([.F2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unique and tend to be a bit of a non-conformis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21]);1;IF(ISTEXT([.C21]);2;IF(ISTEXT([.D21]);3;IF(ISTEXT([.E21]);4;IF(ISTEXT([.F2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to make other people happ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22]);1;IF(ISTEXT([.C22]);2;IF(ISTEXT([.D22]);3;IF(ISTEXT([.E22]);4;IF(ISTEXT([.F2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daptable and don't mind following another person's lea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23]);1;IF(ISTEXT([.C23]);2;IF(ISTEXT([.D23]);3;IF(ISTEXT([.E23]);4;IF(ISTEXT([.F2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ill continue working even when I don't feel well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24]);1;IF(ISTEXT([.C24]);2;IF(ISTEXT([.D24]);3;IF(ISTEXT([.E24]);4;IF(ISTEXT([.F2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Given enough time, I can solve highly complex problem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25]);1;IF(ISTEXT([.C25]);2;IF(ISTEXT([.D25]);3;IF(ISTEXT([.E25]);4;IF(ISTEXT([.F2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lways try to break the tension with a good jok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26]);1;IF(ISTEXT([.C26]);2;IF(ISTEXT([.D26]);3;IF(ISTEXT([.E26]);4;IF(ISTEXT([.F2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uspect that fake, pretentious people are hiding something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27]);1;IF(ISTEXT([.C27]);2;IF(ISTEXT([.D27]);3;IF(ISTEXT([.E27]);4;IF(ISTEXT([.F2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keep my belongings in order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28]);1;IF(ISTEXT([.C28]);2;IF(ISTEXT([.D28]);3;IF(ISTEXT([.E28]);4;IF(ISTEXT([.F2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daydream about being in lov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29]);1;IF(ISTEXT([.C29]);2;IF(ISTEXT([.D29]);3;IF(ISTEXT([.E29]);4;IF(ISTEXT([.F2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be argumentative and am not afraid to figh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30]);1;IF(ISTEXT([.C30]);2;IF(ISTEXT([.D30]);3;IF(ISTEXT([.E30]);4;IF(ISTEXT([.F3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be sensitive at tim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31]);1;IF(ISTEXT([.C31]);2;IF(ISTEXT([.D31]);3;IF(ISTEXT([.E31]);4;IF(ISTEXT([.F3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People often seem to know that it's safe to confide in m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32]);1;IF(ISTEXT([.C32]);2;IF(ISTEXT([.D32]);3;IF(ISTEXT([.E32]);4;IF(ISTEXT([.F3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enjoy reading, learning, and watching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33]);1;IF(ISTEXT([.C33]);2;IF(ISTEXT([.D33]);3;IF(ISTEXT([.E33]);4;IF(ISTEXT([.F3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be a workaholic and am happiest when working towards a goal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34]);1;IF(ISTEXT([.C34]);2;IF(ISTEXT([.D34]);3;IF(ISTEXT([.E34]);4;IF(ISTEXT([.F3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Fear of being taken advantage of keeps me from being more trusting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35]);1;IF(ISTEXT([.C35]);2;IF(ISTEXT([.D35]);3;IF(ISTEXT([.E35]);4;IF(ISTEXT([.F3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trive for efficienc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36]);1;IF(ISTEXT([.C36]);2;IF(ISTEXT([.D36]);3;IF(ISTEXT([.E36]);4;IF(ISTEXT([.F3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don't like to be fenced in with obligation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37]);1;IF(ISTEXT([.C37]);2;IF(ISTEXT([.D37]);3;IF(ISTEXT([.E37]);4;IF(ISTEXT([.F3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be vocal and temperamental when things aren't going my wa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38]);1;IF(ISTEXT([.C38]);2;IF(ISTEXT([.D38]);3;IF(ISTEXT([.E38]);4;IF(ISTEXT([.F3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's nice to win people over to my sid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39]);1;IF(ISTEXT([.C39]);2;IF(ISTEXT([.D39]);3;IF(ISTEXT([.E39]);4;IF(ISTEXT([.F3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t's fun to be like a fly on the wall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40]);1;IF(ISTEXT([.C40]);2;IF(ISTEXT([.D40]);3;IF(ISTEXT([.E40]);4;IF(ISTEXT([.F4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keep my thoughts to myself, to prevent troub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41]);1;IF(ISTEXT([.C41]);2;IF(ISTEXT([.D41]);3;IF(ISTEXT([.E41]);4;IF(ISTEXT([.F4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an independent pers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42]);1;IF(ISTEXT([.C42]);2;IF(ISTEXT([.D42]);3;IF(ISTEXT([.E42]);4;IF(ISTEXT([.F4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willing to work late to meet deadlin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43]);1;IF(ISTEXT([.C43]);2;IF(ISTEXT([.D43]);3;IF(ISTEXT([.E43]);4;IF(ISTEXT([.F4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ometimes try to help people who really want to be left alon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44]);1;IF(ISTEXT([.C44]);2;IF(ISTEXT([.D44]);3;IF(ISTEXT([.E44]);4;IF(ISTEXT([.F44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get input from others before I make a decisi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45]);1;IF(ISTEXT([.C45]);2;IF(ISTEXT([.D45]);3;IF(ISTEXT([.E45]);4;IF(ISTEXT([.F4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keep a conversation going with anyone about anything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46]);1;IF(ISTEXT([.C46]);2;IF(ISTEXT([.D46]);3;IF(ISTEXT([.E46]);4;IF(ISTEXT([.F4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ometimes enjoy being somewhat of a contraria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47]);1;IF(ISTEXT([.C47]);2;IF(ISTEXT([.D47]);3;IF(ISTEXT([.E47]);4;IF(ISTEXT([.F4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come out of my shell only around those with shared interest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48]);1;IF(ISTEXT([.C48]);2;IF(ISTEXT([.D48]);3;IF(ISTEXT([.E48]);4;IF(ISTEXT([.F4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ant to help the homeles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49]);1;IF(ISTEXT([.C49]);2;IF(ISTEXT([.D49]);3;IF(ISTEXT([.E49]);4;IF(ISTEXT([.F4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What doesn't kill you, makes you stronger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50]);1;IF(ISTEXT([.C50]);2;IF(ISTEXT([.D50]);3;IF(ISTEXT([.E50]);4;IF(ISTEXT([.F5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 is important for me to be comfortable, both mentally and physicall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51]);1;IF(ISTEXT([.C51]);2;IF(ISTEXT([.D51]);3;IF(ISTEXT([.E51]);4;IF(ISTEXT([.F5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ill sometimes take responsibility when others won't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52]);1;IF(ISTEXT([.C52]);2;IF(ISTEXT([.D52]);3;IF(ISTEXT([.E52]);4;IF(ISTEXT([.F52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loyal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53]);1;IF(ISTEXT([.C53]);2;IF(ISTEXT([.D53]);3;IF(ISTEXT([.E53]);4;IF(ISTEXT([.F5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not stand being bore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54]);1;IF(ISTEXT([.C54]);2;IF(ISTEXT([.D54]);3;IF(ISTEXT([.E54]);4;IF(ISTEXT([.F5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chedules and to-do lists help me keep on track and get things don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55]);1;IF(ISTEXT([.C55]);2;IF(ISTEXT([.D55]);3;IF(ISTEXT([.E55]);4;IF(ISTEXT([.F5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Crowds tend to wear me ou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56]);1;IF(ISTEXT([.C56]);2;IF(ISTEXT([.D56]);3;IF(ISTEXT([.E56]);4;IF(ISTEXT([.F5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ometimes I feel lonely and misunderstoo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57]);1;IF(ISTEXT([.C57]);2;IF(ISTEXT([.D57]);3;IF(ISTEXT([.E57]);4;IF(ISTEXT([.F5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often prioritize others' needs over my own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58]);1;IF(ISTEXT([.C58]);2;IF(ISTEXT([.D58]);3;IF(ISTEXT([.E58]);4;IF(ISTEXT([.F5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ometimes feel protective of my friends and famil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59]);1;IF(ISTEXT([.C59]);2;IF(ISTEXT([.D59]);3;IF(ISTEXT([.E59]);4;IF(ISTEXT([.F5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hate to make mistak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60]);1;IF(ISTEXT([.C60]);2;IF(ISTEXT([.D60]);3;IF(ISTEXT([.E60]);4;IF(ISTEXT([.F6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supportive and a good listener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61]);1;IF(ISTEXT([.C61]);2;IF(ISTEXT([.D61]);3;IF(ISTEXT([.E61]);4;IF(ISTEXT([.F6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must always be having new experienc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62]);1;IF(ISTEXT([.C62]);2;IF(ISTEXT([.D62]);3;IF(ISTEXT([.E62]);4;IF(ISTEXT([.F6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ork hard and am supportive of other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63]);1;IF(ISTEXT([.C63]);2;IF(ISTEXT([.D63]);3;IF(ISTEXT([.E63]);4;IF(ISTEXT([.F6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make a good first impression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64]);1;IF(ISTEXT([.C64]);2;IF(ISTEXT([.D64]);3;IF(ISTEXT([.E64]);4;IF(ISTEXT([.F6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like sincere people who have integrit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65]);1;IF(ISTEXT([.C65]);2;IF(ISTEXT([.D65]);3;IF(ISTEXT([.E65]);4;IF(ISTEXT([.F6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put family first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66]);1;IF(ISTEXT([.C66]);2;IF(ISTEXT([.D66]);3;IF(ISTEXT([.E66]);4;IF(ISTEXT([.F6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naturally emerge as a leader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67]);1;IF(ISTEXT([.C67]);2;IF(ISTEXT([.D67]);3;IF(ISTEXT([.E67]);4;IF(ISTEXT([.F6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pend hours alone with my hobbi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68]);1;IF(ISTEXT([.C68]);2;IF(ISTEXT([.D68]);3;IF(ISTEXT([.E68]);4;IF(ISTEXT([.F6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orry about many things, especially inconsistenci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69]);1;IF(ISTEXT([.C69]);2;IF(ISTEXT([.D69]);3;IF(ISTEXT([.E69]);4;IF(ISTEXT([.F6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an active person and have a busy schedu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70]);1;IF(ISTEXT([.C70]);2;IF(ISTEXT([.D70]);3;IF(ISTEXT([.E70]);4;IF(ISTEXT([.F7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"walk on the sunny side of life"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71]);1;IF(ISTEXT([.C71]);2;IF(ISTEXT([.D71]);3;IF(ISTEXT([.E71]);4;IF(ISTEXT([.F7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Money is important to my happines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72]);1;IF(ISTEXT([.C72]);2;IF(ISTEXT([.D72]);3;IF(ISTEXT([.E72]);4;IF(ISTEXT([.F7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ometimes get lost in a pit of depressi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73]);1;IF(ISTEXT([.C73]);2;IF(ISTEXT([.D73]);3;IF(ISTEXT([.E73]);4;IF(ISTEXT([.F7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“It is better to give than to receive”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74]);1;IF(ISTEXT([.C74]);2;IF(ISTEXT([.D74]);3;IF(ISTEXT([.E74]);4;IF(ISTEXT([.F7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independent and my own bos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75]);1;IF(ISTEXT([.C75]);2;IF(ISTEXT([.D75]);3;IF(ISTEXT([.E75]);4;IF(ISTEXT([.F7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onform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76]);1;IF(ISTEXT([.C76]);2;IF(ISTEXT([.D76]);3;IF(ISTEXT([.E76]);4;IF(ISTEXT([.F7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punctual and prefer being early to being lat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77]);1;IF(ISTEXT([.C77]);2;IF(ISTEXT([.D77]);3;IF(ISTEXT([.E77]);4;IF(ISTEXT([.F7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prefer ideas to material possession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78]);1;IF(ISTEXT([.C78]);2;IF(ISTEXT([.D78]);3;IF(ISTEXT([.E78]);4;IF(ISTEXT([.F7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rebound quickly from bad experienc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79]);1;IF(ISTEXT([.C79]);2;IF(ISTEXT([.D79]);3;IF(ISTEXT([.E79]);4;IF(ISTEXT([.F7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Feeling successful is one of the best feelings I've ever had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80]);1;IF(ISTEXT([.C80]);2;IF(ISTEXT([.D80]);3;IF(ISTEXT([.E80]);4;IF(ISTEXT([.F8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enjoy being in harmony with people and natur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81]);1;IF(ISTEXT([.C81]);2;IF(ISTEXT([.D81]);3;IF(ISTEXT([.E81]);4;IF(ISTEXT([.F8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a romantic and long to find my soul mat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82]);1;IF(ISTEXT([.C82]);2;IF(ISTEXT([.D82]);3;IF(ISTEXT([.E82]);4;IF(ISTEXT([.F8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have difficulty saying no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83]);1;IF(ISTEXT([.C83]);2;IF(ISTEXT([.D83]);3;IF(ISTEXT([.E83]);4;IF(ISTEXT([.F8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prefer it when leaders are decisiv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84]);1;IF(ISTEXT([.C84]);2;IF(ISTEXT([.D84]);3;IF(ISTEXT([.E84]);4;IF(ISTEXT([.F8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often have to redo other peoples work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85]);1;IF(ISTEXT([.C85]);2;IF(ISTEXT([.D85]);3;IF(ISTEXT([.E85]);4;IF(ISTEXT([.F8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usually a bit more serious than other peop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86]);1;IF(ISTEXT([.C86]);2;IF(ISTEXT([.D86]);3;IF(ISTEXT([.E86]);4;IF(ISTEXT([.F8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n groups I tend to be silent and invisib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87]);1;IF(ISTEXT([.C87]);2;IF(ISTEXT([.D87]);3;IF(ISTEXT([.E87]);4;IF(ISTEXT([.F8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to stand ou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88]);1;IF(ISTEXT([.C88]);2;IF(ISTEXT([.D88]);3;IF(ISTEXT([.E88]);4;IF(ISTEXT([.F8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love adventure and new experienc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89]);1;IF(ISTEXT([.C89]);2;IF(ISTEXT([.D89]);3;IF(ISTEXT([.E89]);4;IF(ISTEXT([.F8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be indecisive at tim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90]);1;IF(ISTEXT([.C90]);2;IF(ISTEXT([.D90]);3;IF(ISTEXT([.E90]);4;IF(ISTEXT([.F9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 feels good to have people over and entertain them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91]);1;IF(ISTEXT([.C91]);2;IF(ISTEXT([.D91]);3;IF(ISTEXT([.E91]);4;IF(ISTEXT([.F9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emotional and my feelings are easily hur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92]);1;IF(ISTEXT([.C92]);2;IF(ISTEXT([.D92]);3;IF(ISTEXT([.E92]);4;IF(ISTEXT([.F9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ake things seriousl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93]);1;IF(ISTEXT([.C93]);2;IF(ISTEXT([.D93]);3;IF(ISTEXT([.E93]);4;IF(ISTEXT([.F93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be suspicious of others' hidden motiv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94]);1;IF(ISTEXT([.C94]);2;IF(ISTEXT([.D94]);3;IF(ISTEXT([.E94]);4;IF(ISTEXT([.F9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My skin is thicker than most others'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95]);1;IF(ISTEXT([.C95]);2;IF(ISTEXT([.D95]);3;IF(ISTEXT([.E95]);4;IF(ISTEXT([.F9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 is good to wake up to a full day of planned activiti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96]);1;IF(ISTEXT([.C96]);2;IF(ISTEXT([.D96]);3;IF(ISTEXT([.E96]);4;IF(ISTEXT([.F96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Once I get going on something, it can be hard to change cours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97]);1;IF(ISTEXT([.C97]);2;IF(ISTEXT([.D97]);3;IF(ISTEXT([.E97]);4;IF(ISTEXT([.F9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extraverted and feel comfortable in crowd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98]);1;IF(ISTEXT([.C98]);2;IF(ISTEXT([.D98]);3;IF(ISTEXT([.E98]);4;IF(ISTEXT([.F9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's easy for me to understand others' viewpoint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99]);1;IF(ISTEXT([.C99]);2;IF(ISTEXT([.D99]);3;IF(ISTEXT([.E99]);4;IF(ISTEXT([.F9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 warms my heart to think I helped someone feel better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00]);1;IF(ISTEXT([.C100]);2;IF(ISTEXT([.D100]);3;IF(ISTEXT([.E100]);4;IF(ISTEXT([.F100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 perfectionist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01]);1;IF(ISTEXT([.C101]);2;IF(ISTEXT([.D101]);3;IF(ISTEXT([.E101]);4;IF(ISTEXT([.F101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feel that only a very few people are truly worthy of my admirati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02]);1;IF(ISTEXT([.C102]);2;IF(ISTEXT([.D102]);3;IF(ISTEXT([.E102]);4;IF(ISTEXT([.F10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be controlling at tim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03]);1;IF(ISTEXT([.C103]);2;IF(ISTEXT([.D103]);3;IF(ISTEXT([.E103]);4;IF(ISTEXT([.F10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hide my self-doubt and insecuriti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04]);1;IF(ISTEXT([.C104]);2;IF(ISTEXT([.D104]);3;IF(ISTEXT([.E104]);4;IF(ISTEXT([.F10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ve a very active internal dialogu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05]);1;IF(ISTEXT([.C105]);2;IF(ISTEXT([.D105]);3;IF(ISTEXT([.E105]);4;IF(ISTEXT([.F10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uninhibite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06]);1;IF(ISTEXT([.C106]);2;IF(ISTEXT([.D106]);3;IF(ISTEXT([.E106]);4;IF(ISTEXT([.F10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void confrontati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07]);1;IF(ISTEXT([.C107]);2;IF(ISTEXT([.D107]);3;IF(ISTEXT([.E107]);4;IF(ISTEXT([.F10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look down on weak peop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08]);1;IF(ISTEXT([.C108]);2;IF(ISTEXT([.D108]);3;IF(ISTEXT([.E108]);4;IF(ISTEXT([.F10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hate to feel lonel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09]);1;IF(ISTEXT([.C109]);2;IF(ISTEXT([.D109]);3;IF(ISTEXT([.E109]);4;IF(ISTEXT([.F10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lert and cautiou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10]);1;IF(ISTEXT([.C110]);2;IF(ISTEXT([.D110]);3;IF(ISTEXT([.E110]);4;IF(ISTEXT([.F11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really enjoy feeling bitter swee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11]);1;IF(ISTEXT([.C111]);2;IF(ISTEXT([.D111]);3;IF(ISTEXT([.E111]);4;IF(ISTEXT([.F11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practical and realistic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12]);1;IF(ISTEXT([.C112]);2;IF(ISTEXT([.D112]);3;IF(ISTEXT([.E112]);4;IF(ISTEXT([.F112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not afraid to cut corners occasionall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13]);1;IF(ISTEXT([.C113]);2;IF(ISTEXT([.D113]);3;IF(ISTEXT([.E113]);4;IF(ISTEXT([.F11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try to be likeable and tend to like others as well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14]);1;IF(ISTEXT([.C114]);2;IF(ISTEXT([.D114]);3;IF(ISTEXT([.E114]);4;IF(ISTEXT([.F11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at peace with myself and most other peop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15]);1;IF(ISTEXT([.C115]);2;IF(ISTEXT([.D115]);3;IF(ISTEXT([.E115]);4;IF(ISTEXT([.F11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ometimes I hide my inner conflict behind a calm exterior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16]);1;IF(ISTEXT([.C116]);2;IF(ISTEXT([.D116]);3;IF(ISTEXT([.E116]);4;IF(ISTEXT([.F11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overindulge at tim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17]);1;IF(ISTEXT([.C117]);2;IF(ISTEXT([.D117]);3;IF(ISTEXT([.E117]);4;IF(ISTEXT([.F11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My relationships with others are what my life is about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18]);1;IF(ISTEXT([.C118]);2;IF(ISTEXT([.D118]);3;IF(ISTEXT([.E118]);4;IF(ISTEXT([.F11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persistent: "when the going gets tough, the tough get going"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19]);1;IF(ISTEXT([.C119]);2;IF(ISTEXT([.D119]);3;IF(ISTEXT([.E119]);4;IF(ISTEXT([.F11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in touch with my values and needs, and they drive my decision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20]);1;IF(ISTEXT([.C120]);2;IF(ISTEXT([.D120]);3;IF(ISTEXT([.E120]);4;IF(ISTEXT([.F12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have a solid sense of what's right and wro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21]);1;IF(ISTEXT([.C121]);2;IF(ISTEXT([.D121]);3;IF(ISTEXT([.E121]);4;IF(ISTEXT([.F121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want to be the best at what I d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22]);1;IF(ISTEXT([.C122]);2;IF(ISTEXT([.D122]);3;IF(ISTEXT([.E122]);4;IF(ISTEXT([.F12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n most situations I am cool, calm, and collecte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23]);1;IF(ISTEXT([.C123]);2;IF(ISTEXT([.D123]);3;IF(ISTEXT([.E123]);4;IF(ISTEXT([.F12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have a hard time showing emotion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24]);1;IF(ISTEXT([.C124]);2;IF(ISTEXT([.D124]);3;IF(ISTEXT([.E124]);4;IF(ISTEXT([.F12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have a variety of interest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25]);1;IF(ISTEXT([.C125]);2;IF(ISTEXT([.D125]);3;IF(ISTEXT([.E125]);4;IF(ISTEXT([.F12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it when people respond positively to my encouragement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26]);1;IF(ISTEXT([.C126]);2;IF(ISTEXT([.D126]);3;IF(ISTEXT([.E126]);4;IF(ISTEXT([.F12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tend to be self-conscious, but do my best to hide i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27]);1;IF(ISTEXT([.C127]);2;IF(ISTEXT([.D127]);3;IF(ISTEXT([.E127]);4;IF(ISTEXT([.F12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Nice guys finish las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28]);1;IF(ISTEXT([.C128]);2;IF(ISTEXT([.D128]);3;IF(ISTEXT([.E128]);4;IF(ISTEXT([.F12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do my best work when left alon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29]);1;IF(ISTEXT([.C129]);2;IF(ISTEXT([.D129]);3;IF(ISTEXT([.E129]);4;IF(ISTEXT([.F12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do my best to keep my wor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30]);1;IF(ISTEXT([.C130]);2;IF(ISTEXT([.D130]);3;IF(ISTEXT([.E130]);4;IF(ISTEXT([.F13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frequently finish projects earl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31]);1;IF(ISTEXT([.C131]);2;IF(ISTEXT([.D131]);3;IF(ISTEXT([.E131]);4;IF(ISTEXT([.F13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thorough and detail-oriente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32]);1;IF(ISTEXT([.C132]);2;IF(ISTEXT([.D132]);3;IF(ISTEXT([.E132]);4;IF(ISTEXT([.F13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's pointless to stress out about things you can't chang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33]);1;IF(ISTEXT([.C133]);2;IF(ISTEXT([.D133]);3;IF(ISTEXT([.E133]);4;IF(ISTEXT([.F13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ould rather brainstorm ideas than actually implement them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34]);1;IF(ISTEXT([.C134]);2;IF(ISTEXT([.D134]);3;IF(ISTEXT([.E134]);4;IF(ISTEXT([.F13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get lots of satisfaction from helping others achieve their goal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35]);1;IF(ISTEXT([.C135]);2;IF(ISTEXT([.D135]);3;IF(ISTEXT([.E135]);4;IF(ISTEXT([.F135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<text:span text:style-name="T4">I tell people exactly what I think and </text:span>don't "pull punches"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36]);1;IF(ISTEXT([.C136]);2;IF(ISTEXT([.D136]);3;IF(ISTEXT([.E136]);4;IF(ISTEXT([.F13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it when people understand m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37]);1;IF(ISTEXT([.C137]);2;IF(ISTEXT([.D137]);3;IF(ISTEXT([.E137]);4;IF(ISTEXT([.F13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Having a mission is key to making life worthwhil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38]);1;IF(ISTEXT([.C138]);2;IF(ISTEXT([.D138]);3;IF(ISTEXT([.E138]);4;IF(ISTEXT([.F13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sometimes worry, even when things are going well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39]);1;IF(ISTEXT([.C139]);2;IF(ISTEXT([.D139]);3;IF(ISTEXT([.E139]);4;IF(ISTEXT([.F13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ove it when things are going well and I'm in the flow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40]);1;IF(ISTEXT([.C140]);2;IF(ISTEXT([.D140]);3;IF(ISTEXT([.E140]);4;IF(ISTEXT([.F14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ometimes lose track of time while getting lost in my work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41]);1;IF(ISTEXT([.C141]);2;IF(ISTEXT([.D141]);3;IF(ISTEXT([.E141]);4;IF(ISTEXT([.F14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When other people are arguing, I leave the room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42]);1;IF(ISTEXT([.C142]);2;IF(ISTEXT([.D142]);3;IF(ISTEXT([.E142]);4;IF(ISTEXT([.F14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agreeable and tend to adapt to those around m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43]);1;IF(ISTEXT([.C143]);2;IF(ISTEXT([.D143]);3;IF(ISTEXT([.E143]);4;IF(ISTEXT([.F14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n a fight, I will not surrender until I absolutely have to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44]);1;IF(ISTEXT([.C144]);2;IF(ISTEXT([.D144]);3;IF(ISTEXT([.E144]);4;IF(ISTEXT([.F14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ontrary to what the "experts" say, I am able to multitask efficientl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45]);1;IF(ISTEXT([.C145]);2;IF(ISTEXT([.D145]);3;IF(ISTEXT([.E145]);4;IF(ISTEXT([.F14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be intuitive and idealistic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46]);1;IF(ISTEXT([.C146]);2;IF(ISTEXT([.D146]);3;IF(ISTEXT([.E146]);4;IF(ISTEXT([.F14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honest, sincere, and value fairnes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47]);1;IF(ISTEXT([.C147]);2;IF(ISTEXT([.D147]);3;IF(ISTEXT([.E147]);4;IF(ISTEXT([.F14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espite my best efforts, I occasionally fall for scam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48]);1;IF(ISTEXT([.C148]);2;IF(ISTEXT([.D148]);3;IF(ISTEXT([.E148]);4;IF(ISTEXT([.F14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individualistic and not afraid to be differen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49]);1;IF(ISTEXT([.C149]);2;IF(ISTEXT([.D149]);3;IF(ISTEXT([.E149]);4;IF(ISTEXT([.F14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have a positive outlook on lif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50]);1;IF(ISTEXT([.C150]);2;IF(ISTEXT([.D150]);3;IF(ISTEXT([.E150]);4;IF(ISTEXT([.F15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When things aren't going well, I do not hesitate to change cours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51]);1;IF(ISTEXT([.C151]);2;IF(ISTEXT([.D151]);3;IF(ISTEXT([.E151]);4;IF(ISTEXT([.F15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want people to tell me the truth, not spare my feeling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52]);1;IF(ISTEXT([.C152]);2;IF(ISTEXT([.D152]);3;IF(ISTEXT([.E152]);4;IF(ISTEXT([.F15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enjoy expressing my feelings and tend to "wear my heart on my sleeve"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53]);1;IF(ISTEXT([.C153]);2;IF(ISTEXT([.D153]);3;IF(ISTEXT([.E153]);4;IF(ISTEXT([.F15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enjoy traveling and experiencing different cultur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54]);1;IF(ISTEXT([.C154]);2;IF(ISTEXT([.D154]);3;IF(ISTEXT([.E154]);4;IF(ISTEXT([.F15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ide with the rebels over the establishmen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55]);1;IF(ISTEXT([.C155]);2;IF(ISTEXT([.D155]);3;IF(ISTEXT([.E155]);4;IF(ISTEXT([.F15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articulate and care about grammar, spelling, and punctuati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56]);1;IF(ISTEXT([.C156]);2;IF(ISTEXT([.D156]);3;IF(ISTEXT([.E156]);4;IF(ISTEXT([.F15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careful and fearful of embarassment for making mistak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57]);1;IF(ISTEXT([.C157]);2;IF(ISTEXT([.D157]);3;IF(ISTEXT([.E157]);4;IF(ISTEXT([.F15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be cynical and skpetical of others' expertis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58]);1;IF(ISTEXT([.C158]);2;IF(ISTEXT([.D158]);3;IF(ISTEXT([.E158]);4;IF(ISTEXT([.F15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reject attempts to control m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59]);1;IF(ISTEXT([.C159]);2;IF(ISTEXT([.D159]);3;IF(ISTEXT([.E159]);4;IF(ISTEXT([.F15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be assertive and even aggressive at tim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60]);1;IF(ISTEXT([.C160]);2;IF(ISTEXT([.D160]);3;IF(ISTEXT([.E160]);4;IF(ISTEXT([.F16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prefer that relationships be harmoniou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61]);1;IF(ISTEXT([.C161]);2;IF(ISTEXT([.D161]);3;IF(ISTEXT([.E161]);4;IF(ISTEXT([.F16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fearless and willing to take risk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62]);1;IF(ISTEXT([.C162]);2;IF(ISTEXT([.D162]);3;IF(ISTEXT([.E162]);4;IF(ISTEXT([.F16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competent and efficien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63]);1;IF(ISTEXT([.C163]);2;IF(ISTEXT([.D163]);3;IF(ISTEXT([.E163]);4;IF(ISTEXT([.F16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ve a vivid imaginati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64]);1;IF(ISTEXT([.C164]);2;IF(ISTEXT([.D164]);3;IF(ISTEXT([.E164]);4;IF(ISTEXT([.F16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n an effort to avoid criticism, I often conform to others' expectation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65]);1;IF(ISTEXT([.C165]);2;IF(ISTEXT([.D165]);3;IF(ISTEXT([.E165]);4;IF(ISTEXT([.F16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to double-check my work before moving 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66]);1;IF(ISTEXT([.C166]);2;IF(ISTEXT([.D166]);3;IF(ISTEXT([.E166]);4;IF(ISTEXT([.F16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a private pers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67]);1;IF(ISTEXT([.C167]);2;IF(ISTEXT([.D167]);3;IF(ISTEXT([.E167]);4;IF(ISTEXT([.F16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ork hard and am protective of the ones I lov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68]);1;IF(ISTEXT([.C168]);2;IF(ISTEXT([.D168]);3;IF(ISTEXT([.E168]);4;IF(ISTEXT([.F16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's easier to do quick unimportant tasks than the big important on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69]);1;IF(ISTEXT([.C169]);2;IF(ISTEXT([.D169]);3;IF(ISTEXT([.E169]);4;IF(ISTEXT([.F16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thoughtful and often generou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70]);1;IF(ISTEXT([.C170]);2;IF(ISTEXT([.D170]);3;IF(ISTEXT([.E170]);4;IF(ISTEXT([.F170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easily distracte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71]);1;IF(ISTEXT([.C171]);2;IF(ISTEXT([.D171]);3;IF(ISTEXT([.E171]);4;IF(ISTEXT([.F17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don't mind sulking and wallowing in negativity when I feel dow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72]);1;IF(ISTEXT([.C172]);2;IF(ISTEXT([.D172]);3;IF(ISTEXT([.E172]);4;IF(ISTEXT([.F17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put work firs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73]);1;IF(ISTEXT([.C173]);2;IF(ISTEXT([.D173]);3;IF(ISTEXT([.E173]);4;IF(ISTEXT([.F17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ee things as being mostly black-and-white - they are good or bad, right or wro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74]);1;IF(ISTEXT([.C174]);2;IF(ISTEXT([.D174]);3;IF(ISTEXT([.E174]);4;IF(ISTEXT([.F174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sometimes be my own worst enem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75]);1;IF(ISTEXT([.C175]);2;IF(ISTEXT([.D175]);3;IF(ISTEXT([.E175]);4;IF(ISTEXT([.F17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decisive and unshakeab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76]);1;IF(ISTEXT([.C176]);2;IF(ISTEXT([.D176]);3;IF(ISTEXT([.E176]);4;IF(ISTEXT([.F17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very curious and tend to know about a variety of thing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77]);1;IF(ISTEXT([.C177]);2;IF(ISTEXT([.D177]);3;IF(ISTEXT([.E177]);4;IF(ISTEXT([.F17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be a bit of a packrat at tim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78]);1;IF(ISTEXT([.C178]);2;IF(ISTEXT([.D178]);3;IF(ISTEXT([.E178]);4;IF(ISTEXT([.F17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uninhibited and feel free to speak my min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79]);1;IF(ISTEXT([.C179]);2;IF(ISTEXT([.D179]);3;IF(ISTEXT([.E179]);4;IF(ISTEXT([.F17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r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80]);1;IF(ISTEXT([.C180]);2;IF(ISTEXT([.D180]);3;IF(ISTEXT([.E180]);4;IF(ISTEXT([.F18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to stay bus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81]);1;IF(ISTEXT([.C181]);2;IF(ISTEXT([.D181]);3;IF(ISTEXT([.E181]);4;IF(ISTEXT([.F18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tend to be friendl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82]);1;IF(ISTEXT([.C182]);2;IF(ISTEXT([.D182]);3;IF(ISTEXT([.E182]);4;IF(ISTEXT([.F18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doubt myself -- and most everyone else as well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83]);1;IF(ISTEXT([.C183]);2;IF(ISTEXT([.D183]);3;IF(ISTEXT([.E183]);4;IF(ISTEXT([.F18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a conversation where no one agre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84]);1;IF(ISTEXT([.C184]);2;IF(ISTEXT([.D184]);3;IF(ISTEXT([.E184]);4;IF(ISTEXT([.F18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 table:number-columns-repeated="4"/>
        </table:table-row>
        <table:table-row table:style-name="ro5">
          <table:table-cell table:number-columns-repeated="10"/>
        </table:table-row>
        <table:table-row table:style-name="ro5">
          <table:table-cell table:style-name="ce4" office:value-type="string" calcext:value-type="string" table:number-columns-spanned="9" table:number-rows-spanned="1">
            <text:p><text:span text:style-name="T5">¹ Each item comes from one of the following </text:span><text:span text:style-name="T6">three sources, as indicated by the value in the Source column (column H):</text:span></text:p>
          </table:table-cell>
          <table:covered-table-cell table:number-columns-repeated="6" table:style-name="ce5"/>
          <table:covered-table-cell table:number-columns-repeated="2" table:style-name="ce29"/>
          <table:table-cell/>
        </table:table-row>
        <table:table-row table:style-name="ro5">
          <table:table-cell table:style-name="ce5" office:value-type="string" calcext:value-type="string" table:number-columns-spanned="9" table:number-rows-spanned="1">
            <text:p><text:s text:c="3"/>“oeps” items come from the Open Enneagram of Personality Scales (OEPS) at https://openpsychometrics.org/tests/OEPS/</text:p>
          </table:table-cell>
          <table:covered-table-cell table:number-columns-repeated="6" table:style-name="ce5"/>
          <table:covered-table-cell table:number-columns-repeated="2" table:style-name="ce29"/>
          <table:table-cell/>
        </table:table-row>
        <table:table-row table:style-name="ro5">
          <table:table-cell table:style-name="ce5" office:value-type="string" calcext:value-type="string" table:number-columns-spanned="9" table:number-rows-spanned="1">
            <text:p><text:span text:style-name="T7">   “teme” items were inspired by and paraphrased from “Personality Inventory” items in the book </text:span><text:span text:style-name="T8">The Enneagram Made Easy </text:span><text:span text:style-name="T9">by Renee Baron and Elizabeth Wagele, 1994.</text:span></text:p>
          </table:table-cell>
          <table:covered-table-cell table:number-columns-repeated="6" table:style-name="ce5"/>
          <table:covered-table-cell table:number-columns-repeated="2" table:style-name="ce29"/>
          <table:table-cell/>
        </table:table-row>
        <table:table-row table:style-name="ro5">
          <table:table-cell table:style-name="ce5" office:value-type="string" calcext:value-type="string" table:number-columns-spanned="9" table:number-rows-spanned="1">
            <text:p>   “twote” items were inspired by and paraphrased from “The Riso-Hudson Type Attitude Sorter (TAS)” items in the book <text:span text:style-name="T10">The Wisdom of the Enneagram </text:span>by Don Richard Riso and Russ Hudson, 1999.</text:p>
          </table:table-cell>
          <table:covered-table-cell table:number-columns-repeated="6" table:style-name="ce5"/>
          <table:covered-table-cell table:number-columns-repeated="2" table:style-name="ce29"/>
          <table:table-cell/>
        </table:table-row>
        <table:table-row table:style-name="ro5" table:number-rows-repeated="3">
          <table:table-cell table:number-columns-repeated="10"/>
        </table:table-row>
        <table:table-row table:style-name="ro6">
          <table:table-cell table:style-name="ce6" office:value-type="string" calcext:value-type="string">
            <text:p>Results appear below, starting on row 301</text:p>
          </table:table-cell>
          <table:table-cell table:number-columns-repeated="9"/>
        </table:table-row>
        <table:table-row table:style-name="ro5" table:number-rows-repeated="106">
          <table:table-cell table:number-columns-repeated="10"/>
        </table:table-row>
        <table:table-row table:style-name="ro2">
          <table:table-cell table:style-name="ce7" office:value-type="string" calcext:value-type="string">
            <text:p>Combo 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4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20-10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1: The Reformer</text:p>
          </table:table-cell>
          <table:table-cell table:style-name="ce18" table:formula="of:=SUM([.B321];[.B339];[.B357])" office:value-type="float" office:value="20" calcext:value-type="float">
            <text:p>20</text:p>
          </table:table-cell>
          <table:table-cell table:style-name="ce22" table:formula="of:=([.B303]-12)*0.02083333" office:value-type="percentage" office:value="0.16666664" calcext:value-type="percentage">
            <text:p>16.67%</text:p>
          </table:table-cell>
          <table:table-cell table:style-name="ce18" table:formula="of:=IF([.C303]&lt;=0.2;&quot;Very Low&quot;;IF([.C303]&lt;=0.36;&quot;Low&quot;;IF([.C303]&lt;=0.46;&quot;A Little Low&quot;;IF([.C303]&lt;=0.53;&quot;Average&quot;;IF([.C303]&lt;=0.63;&quot;A Little High&quot;;IF([.C303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3]/[.C312])" office:value-type="percentage" office:value="0.888888888888889" calcext:value-type="percentage">
            <text:p>88.89%</text:p>
          </table:table-cell>
          <table:table-cell table:style-name="ce23" table:formula="of:=IF(MAX([.B303:.B311])&lt;=[.B303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B322];[.B340];[.B358])" office:value-type="float" office:value="40" calcext:value-type="float">
            <text:p>40</text:p>
          </table:table-cell>
          <table:table-cell table:style-name="ce22" table:formula="of:=([.B304]-12)*0.02083333" office:value-type="percentage" office:value="0.58333324" calcext:value-type="percentage">
            <text:p>58.33%</text:p>
          </table:table-cell>
          <table:table-cell table:style-name="ce18" table:formula="of:=IF([.C304]&lt;=0.2;&quot;Very Low&quot;;IF([.C304]&lt;=0.36;&quot;Low&quot;;IF([.C304]&lt;=0.46;&quot;A Little Low&quot;;IF([.C304]&lt;=0.53;&quot;Average&quot;;IF([.C304]&lt;=0.63;&quot;A Little High&quot;;IF([.C304]&lt;=0.79;&quot;High&quot;;&quot;Very High&quot;))))))" office:value-type="string" office:string-value="A Little High" calcext:value-type="string">
            <text:p>A Little High</text:p>
          </table:table-cell>
          <table:table-cell table:style-name="ce22" table:formula="of:=([.C304]/[.C312])" office:value-type="percentage" office:value="3.11111111111111" calcext:value-type="percentage">
            <text:p>311.11%</text:p>
          </table:table-cell>
          <table:table-cell table:style-name="ce23" table:formula="of:=IF(MAX([.B303:.B311])&lt;=[.B304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B323];[.B341];[.B359])" office:value-type="float" office:value="57" calcext:value-type="float">
            <text:p>57</text:p>
          </table:table-cell>
          <table:table-cell table:style-name="ce22" table:formula="of:=([.B305]-12)*0.02083333" office:value-type="percentage" office:value="0.93749985" calcext:value-type="percentage">
            <text:p>93.75%</text:p>
          </table:table-cell>
          <table:table-cell table:style-name="ce18" table:formula="of:=IF([.C305]&lt;=0.2;&quot;Very Low&quot;;IF([.C305]&lt;=0.36;&quot;Low&quot;;IF([.C305]&lt;=0.46;&quot;A Little Low&quot;;IF([.C305]&lt;=0.53;&quot;Average&quot;;IF([.C305]&lt;=0.63;&quot;A Little High&quot;;IF([.C305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05]/[.C312])" office:value-type="percentage" office:value="5" calcext:value-type="percentage">
            <text:p>500.00%</text:p>
          </table:table-cell>
          <table:table-cell table:style-name="ce23" table:formula="of:=IF(MAX([.B303:.B311])&lt;=[.B305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4: The Individualist</text:p>
          </table:table-cell>
          <table:table-cell table:style-name="ce18" table:formula="of:=SUM([.B324];[.B342];[.B360])" office:value-type="float" office:value="0" calcext:value-type="float">
            <text:p>0</text:p>
          </table:table-cell>
          <table:table-cell table:style-name="ce22" table:formula="of:=([.B306]-12)*0.02083333" office:value-type="percentage" office:value="-0.24999996" calcext:value-type="percentage">
            <text:p>-25.00%</text:p>
          </table:table-cell>
          <table:table-cell table:style-name="ce18" table:formula="of:=IF([.C306]&lt;=0.2;&quot;Very Low&quot;;IF([.C306]&lt;=0.36;&quot;Low&quot;;IF([.C306]&lt;=0.46;&quot;A Little Low&quot;;IF([.C306]&lt;=0.53;&quot;Average&quot;;IF([.C306]&lt;=0.63;&quot;A Little High&quot;;IF([.C306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6]/[.C312])" office:value-type="percentage" office:value="-1.33333333333333" calcext:value-type="percentage">
            <text:p>-133.33%</text:p>
          </table:table-cell>
          <table:table-cell table:style-name="ce23" table:formula="of:=IF(MAX([.B303:.B311])&lt;=[.B306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5: The Investigator</text:p>
          </table:table-cell>
          <table:table-cell table:style-name="ce18" table:formula="of:=SUM([.B325];[.B343];[.B361])" office:value-type="float" office:value="0" calcext:value-type="float">
            <text:p>0</text:p>
          </table:table-cell>
          <table:table-cell table:style-name="ce22" table:formula="of:=([.B307]-12)*0.02083333" office:value-type="percentage" office:value="-0.24999996" calcext:value-type="percentage">
            <text:p>-25.00%</text:p>
          </table:table-cell>
          <table:table-cell table:style-name="ce18" table:formula="of:=IF([.C307]&lt;=0.2;&quot;Very Low&quot;;IF([.C307]&lt;=0.36;&quot;Low&quot;;IF([.C307]&lt;=0.46;&quot;A Little Low&quot;;IF([.C307]&lt;=0.53;&quot;Average&quot;;IF([.C307]&lt;=0.63;&quot;A Little High&quot;;IF([.C307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7]/[.C312])" office:value-type="percentage" office:value="-1.33333333333333" calcext:value-type="percentage">
            <text:p>-133.33%</text:p>
          </table:table-cell>
          <table:table-cell table:style-name="ce23" table:formula="of:=IF(MAX([.B303:.B311])&lt;=[.B307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6: The Loyalist</text:p>
          </table:table-cell>
          <table:table-cell table:style-name="ce18" table:formula="of:=SUM([.B326];[.B344];[.B362])" office:value-type="float" office:value="0" calcext:value-type="float">
            <text:p>0</text:p>
          </table:table-cell>
          <table:table-cell table:style-name="ce22" table:formula="of:=([.B308]-12)*0.02083333" office:value-type="percentage" office:value="-0.24999996" calcext:value-type="percentage">
            <text:p>-25.00%</text:p>
          </table:table-cell>
          <table:table-cell table:style-name="ce18" table:formula="of:=IF([.C308]&lt;=0.2;&quot;Very Low&quot;;IF([.C308]&lt;=0.36;&quot;Low&quot;;IF([.C308]&lt;=0.46;&quot;A Little Low&quot;;IF([.C308]&lt;=0.53;&quot;Average&quot;;IF([.C308]&lt;=0.63;&quot;A Little High&quot;;IF([.C308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8]/[.C312])" office:value-type="percentage" office:value="-1.33333333333333" calcext:value-type="percentage">
            <text:p>-133.33%</text:p>
          </table:table-cell>
          <table:table-cell table:style-name="ce23" table:formula="of:=IF(MAX([.B303:.B311])&lt;=[.B308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7: The Enthusiast</text:p>
          </table:table-cell>
          <table:table-cell table:style-name="ce18" table:formula="of:=SUM([.B327];[.B345];[.B363])" office:value-type="float" office:value="0" calcext:value-type="float">
            <text:p>0</text:p>
          </table:table-cell>
          <table:table-cell table:style-name="ce22" table:formula="of:=([.B309]-12)*0.02083333" office:value-type="percentage" office:value="-0.24999996" calcext:value-type="percentage">
            <text:p>-25.00%</text:p>
          </table:table-cell>
          <table:table-cell table:style-name="ce18" table:formula="of:=IF([.C309]&lt;=0.2;&quot;Very Low&quot;;IF([.C309]&lt;=0.36;&quot;Low&quot;;IF([.C309]&lt;=0.46;&quot;A Little Low&quot;;IF([.C309]&lt;=0.53;&quot;Average&quot;;IF([.C309]&lt;=0.63;&quot;A Little High&quot;;IF([.C309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9]/[.C312])" office:value-type="percentage" office:value="-1.33333333333333" calcext:value-type="percentage">
            <text:p>-133.33%</text:p>
          </table:table-cell>
          <table:table-cell table:style-name="ce23" table:formula="of:=IF(MAX([.B303:.B311])&lt;=[.B309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8: The Challenger</text:p>
          </table:table-cell>
          <table:table-cell table:style-name="ce18" table:formula="of:=SUM([.B328];[.B346];[.B364])" office:value-type="float" office:value="0" calcext:value-type="float">
            <text:p>0</text:p>
          </table:table-cell>
          <table:table-cell table:style-name="ce22" table:formula="of:=([.B310]-12)*0.02083333" office:value-type="percentage" office:value="-0.24999996" calcext:value-type="percentage">
            <text:p>-25.00%</text:p>
          </table:table-cell>
          <table:table-cell table:style-name="ce18" table:formula="of:=IF([.C310]&lt;=0.2;&quot;Very Low&quot;;IF([.C310]&lt;=0.36;&quot;Low&quot;;IF([.C310]&lt;=0.46;&quot;A Little Low&quot;;IF([.C310]&lt;=0.53;&quot;Average&quot;;IF([.C310]&lt;=0.63;&quot;A Little High&quot;;IF([.C310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10]/[.C312])" office:value-type="percentage" office:value="-1.33333333333333" calcext:value-type="percentage">
            <text:p>-133.33%</text:p>
          </table:table-cell>
          <table:table-cell table:style-name="ce23" table:formula="of:=IF(MAX([.B303:.B311])&lt;=[.B310];&quot;*&quot;;&quot;&quot;)">
            <text:p/>
          </table:table-cell>
          <table:table-cell table:number-columns-repeated="4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18" table:formula="of:=SUM([.B329];[.B347];[.B365])" office:value-type="float" office:value="0" calcext:value-type="float">
            <text:p>0</text:p>
          </table:table-cell>
          <table:table-cell table:style-name="ce22" table:formula="of:=([.B311]-12)*0.02083333" office:value-type="percentage" office:value="-0.24999996" calcext:value-type="percentage">
            <text:p>-25.00%</text:p>
          </table:table-cell>
          <table:table-cell table:style-name="ce20" table:formula="of:=IF([.C311]&lt;=0.2;&quot;Very Low&quot;;IF([.C311]&lt;=0.36;&quot;Low&quot;;IF([.C311]&lt;=0.46;&quot;A Little Low&quot;;IF([.C311]&lt;=0.53;&quot;Average&quot;;IF([.C311]&lt;=0.63;&quot;A Little High&quot;;IF([.C311]&lt;=0.79;&quot;High&quot;;&quot;Very High&quot;))))))" office:value-type="string" office:string-value="Very Low" calcext:value-type="string">
            <text:p>Very Low</text:p>
          </table:table-cell>
          <table:table-cell table:style-name="ce27" table:formula="of:=([.C311]/[.C312])" office:value-type="percentage" office:value="-1.33333333333333" calcext:value-type="percentage">
            <text:p>-133.33%</text:p>
          </table:table-cell>
          <table:table-cell table:style-name="ce23" table:formula="of:=IF(MAX([.B307:.B314])&lt;=[.B311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03:.C311])" office:value-type="percentage" office:value="0.18749997" calcext:value-type="percentage">
            <text:p>18.75%</text:p>
          </table:table-cell>
          <table:table-cell table:style-name="ce19"/>
          <table:table-cell table:style-name="ce23" table:formula="of:=SUM([.E303:.E311])" office:value-type="percentage" office:value="1" calcext:value-type="percentage">
            <text:p>100.00%</text:p>
          </table:table-cell>
          <table:table-cell table:style-name="ce19"/>
          <table:table-cell table:number-columns-repeated="4"/>
        </table:table-row>
        <table:table-row table:style-name="ro5">
          <table:table-cell/>
          <table:table-cell table:style-name="ce14" table:number-columns-repeated="5"/>
          <table:table-cell table:number-columns-repeated="4"/>
        </table:table-row>
        <table:table-row table:style-name="ro7">
          <table:table-cell table:style-name="ce12" office:value-type="string" calcext:value-type="string" table:number-columns-spanned="6" table:number-rows-spanned="1">
            <text:p>¹ Type names come from the book <text:span text:style-name="T10">The Wisdom of the Enneagram</text:span> by Don Richard Riso and Russ Hudson, 1999.</text:p>
          </table:table-cell>
          <table:covered-table-cell table:number-columns-repeated="5" table:style-name="ce14"/>
          <table:table-cell table:number-columns-repeated="4"/>
        </table:table-row>
        <table:table-row table:style-name="ro7">
          <table:table-cell table:style-name="ce13" office:value-type="string" calcext:value-type="string" table:number-columns-spanned="6" table:number-rows-spanned="1">
            <text:p><text:span text:style-name="T4">² With (180/9)=20 items for each type, the Lowest possible Raw Score is (20*1)=20</text:span>, and the Highest possible Raw Score is (20*5)=100.</text:p>
          </table:table-cell>
          <table:covered-table-cell table:number-columns-repeated="5" table:style-name="ce14"/>
          <table:table-cell table:number-columns-repeated="4"/>
        </table:table-row>
        <table:table-row table:style-name="ro5">
          <table:table-cell table:style-name="ce13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14"/>
          <table:table-cell table:number-columns-repeated="4"/>
        </table:table-row>
        <table:table-row table:style-name="ro5" table:number-rows-repeated="2">
          <table:table-cell table:number-columns-repeated="10"/>
        </table:table-row>
        <table:table-row table:style-name="ro2">
          <table:table-cell table:style-name="ce7" office:value-type="string" calcext:value-type="string">
            <text:p>OEPS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4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4-2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1: The Reformer</text:p>
          </table:table-cell>
          <table:table-cell table:style-name="ce18" table:formula="of:=SUM([.J28];[.J36];[.J85];[.J101])" office:value-type="float" office:value="4" calcext:value-type="float">
            <text:p>4</text:p>
          </table:table-cell>
          <table:table-cell table:style-name="ce24" table:formula="of:=([.B321]-4)*0.0625" office:value-type="percentage" office:value="0" calcext:value-type="percentage">
            <text:p>0%</text:p>
          </table:table-cell>
          <table:table-cell table:style-name="ce18" table:formula="of:=IF([.C321]&lt;=0.2;&quot;Very Low&quot;;IF([.C321]&lt;=0.36;&quot;Low&quot;;IF([.C321]&lt;=0.46;&quot;A Little Low&quot;;IF([.C321]&lt;=0.53;&quot;Average&quot;;IF([.C321]&lt;=0.63;&quot;A Little High&quot;;IF([.C321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1]/[.C330])" office:value-type="percentage" office:value="-0" calcext:value-type="percentage">
            <text:p>0.00%</text:p>
          </table:table-cell>
          <table:table-cell table:style-name="ce23" table:formula="of:=IF(MAX([.B321:.B329])&lt;=[.B321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J66];[.J83];[.J118];[.J135])" office:value-type="float" office:value="8" calcext:value-type="float">
            <text:p>8</text:p>
          </table:table-cell>
          <table:table-cell table:style-name="ce24" table:formula="of:=([.B322]-4)*0.0625" office:value-type="percentage" office:value="0.25" calcext:value-type="percentage">
            <text:p>25%</text:p>
          </table:table-cell>
          <table:table-cell table:style-name="ce18" table:formula="of:=IF([.C322]&lt;=0.2;&quot;Very Low&quot;;IF([.C322]&lt;=0.36;&quot;Low&quot;;IF([.C322]&lt;=0.46;&quot;A Little Low&quot;;IF([.C322]&lt;=0.53;&quot;Average&quot;;IF([.C322]&lt;=0.63;&quot;A Little High&quot;;IF([.C322]&lt;=0.79;&quot;High&quot;;&quot;Very High&quot;))))))" office:value-type="string" office:string-value="Low" calcext:value-type="string">
            <text:p>Low</text:p>
          </table:table-cell>
          <table:table-cell table:style-name="ce22" table:formula="of:=([.C322]/[.C330])" office:value-type="percentage" office:value="-0.333333333333333" calcext:value-type="percentage">
            <text:p>-33.33%</text:p>
          </table:table-cell>
          <table:table-cell table:style-name="ce23" table:formula="of:=IF(MAX([.B321:.B329])&lt;=[.B322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I72];[.I88];[.I96];[.I173])" office:value-type="float" office:value="12" calcext:value-type="float">
            <text:p>12</text:p>
          </table:table-cell>
          <table:table-cell table:style-name="ce24" table:formula="of:=([.B323]-4)*0.0625" office:value-type="percentage" office:value="0.5" calcext:value-type="percentage">
            <text:p>50%</text:p>
          </table:table-cell>
          <table:table-cell table:style-name="ce18" table:formula="of:=IF([.C323]&lt;=0.2;&quot;Very Low&quot;;IF([.C323]&lt;=0.36;&quot;Low&quot;;IF([.C323]&lt;=0.46;&quot;A Little Low&quot;;IF([.C323]&lt;=0.53;&quot;Average&quot;;IF([.C323]&lt;=0.63;&quot;A Little High&quot;;IF([.C323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23]/[.C330])" office:value-type="percentage" office:value="-0.666666666666667" calcext:value-type="percentage">
            <text:p>-66.67%</text:p>
          </table:table-cell>
          <table:table-cell table:style-name="ce23" table:formula="of:=IF(MAX([.B321:.B329])&lt;=[.B323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4: The Individualist</text:p>
          </table:table-cell>
          <table:table-cell table:style-name="ce18" table:formula="of:=SUM([.AI226];[.AI236];[.AI247];[.AI256])" office:value-type="float" office:value="0" calcext:value-type="float">
            <text:p>0</text:p>
          </table:table-cell>
          <table:table-cell table:style-name="ce24" table:formula="of:=([.B324]-4)*0.0625" office:value-type="percentage" office:value="-0.25" calcext:value-type="percentage">
            <text:p>-25%</text:p>
          </table:table-cell>
          <table:table-cell table:style-name="ce18" table:formula="of:=IF([.C324]&lt;=0.2;&quot;Very Low&quot;;IF([.C324]&lt;=0.36;&quot;Low&quot;;IF([.C324]&lt;=0.46;&quot;A Little Low&quot;;IF([.C324]&lt;=0.53;&quot;Average&quot;;IF([.C324]&lt;=0.63;&quot;A Little High&quot;;IF([.C324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4]/[.C330])" office:value-type="percentage" office:value="0.333333333333333" calcext:value-type="percentage">
            <text:p>33.33%</text:p>
          </table:table-cell>
          <table:table-cell table:style-name="ce23" table:formula="of:=IF(MAX([.B321:.B329])&lt;=[.B324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5: The Investigator</text:p>
          </table:table-cell>
          <table:table-cell table:style-name="ce18" table:formula="of:=SUM([.AI225];[.AI233];[.AI243];[.AI251])" office:value-type="float" office:value="0" calcext:value-type="float">
            <text:p>0</text:p>
          </table:table-cell>
          <table:table-cell table:style-name="ce24" table:formula="of:=([.B325]-4)*0.0625" office:value-type="percentage" office:value="-0.25" calcext:value-type="percentage">
            <text:p>-25%</text:p>
          </table:table-cell>
          <table:table-cell table:style-name="ce18" table:formula="of:=IF([.C325]&lt;=0.2;&quot;Very Low&quot;;IF([.C325]&lt;=0.36;&quot;Low&quot;;IF([.C325]&lt;=0.46;&quot;A Little Low&quot;;IF([.C325]&lt;=0.53;&quot;Average&quot;;IF([.C325]&lt;=0.63;&quot;A Little High&quot;;IF([.C325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5]/[.C330])" office:value-type="percentage" office:value="0.333333333333333" calcext:value-type="percentage">
            <text:p>33.33%</text:p>
          </table:table-cell>
          <table:table-cell table:style-name="ce23" table:formula="of:=IF(MAX([.B321:.B329])&lt;=[.B325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6: The Loyalist</text:p>
          </table:table-cell>
          <table:table-cell table:style-name="ce18" table:formula="of:=SUM([.AI229];[.AI240];[.AI246];[.AI258])" office:value-type="float" office:value="0" calcext:value-type="float">
            <text:p>0</text:p>
          </table:table-cell>
          <table:table-cell table:style-name="ce24" table:formula="of:=([.B326]-4)*0.0625" office:value-type="percentage" office:value="-0.25" calcext:value-type="percentage">
            <text:p>-25%</text:p>
          </table:table-cell>
          <table:table-cell table:style-name="ce18" table:formula="of:=IF([.C326]&lt;=0.2;&quot;Very Low&quot;;IF([.C326]&lt;=0.36;&quot;Low&quot;;IF([.C326]&lt;=0.46;&quot;A Little Low&quot;;IF([.C326]&lt;=0.53;&quot;Average&quot;;IF([.C326]&lt;=0.63;&quot;A Little High&quot;;IF([.C326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6]/[.C330])" office:value-type="percentage" office:value="0.333333333333333" calcext:value-type="percentage">
            <text:p>33.33%</text:p>
          </table:table-cell>
          <table:table-cell table:style-name="ce23" table:formula="of:=IF(MAX([.B321:.B329])&lt;=[.B326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7: The Enthusiast</text:p>
          </table:table-cell>
          <table:table-cell table:style-name="ce18" table:formula="of:=SUM([.AI227];[.AI235];[.AI242];[.AI254])" office:value-type="float" office:value="0" calcext:value-type="float">
            <text:p>0</text:p>
          </table:table-cell>
          <table:table-cell table:style-name="ce24" table:formula="of:=([.B327]-4)*0.0625" office:value-type="percentage" office:value="-0.25" calcext:value-type="percentage">
            <text:p>-25%</text:p>
          </table:table-cell>
          <table:table-cell table:style-name="ce18" table:formula="of:=IF([.C327]&lt;=0.2;&quot;Very Low&quot;;IF([.C327]&lt;=0.36;&quot;Low&quot;;IF([.C327]&lt;=0.46;&quot;A Little Low&quot;;IF([.C327]&lt;=0.53;&quot;Average&quot;;IF([.C327]&lt;=0.63;&quot;A Little High&quot;;IF([.C327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7]/[.C330])" office:value-type="percentage" office:value="0.333333333333333" calcext:value-type="percentage">
            <text:p>33.33%</text:p>
          </table:table-cell>
          <table:table-cell table:style-name="ce23" table:formula="of:=IF(MAX([.B321:.B329])&lt;=[.B327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8: The Challenger</text:p>
          </table:table-cell>
          <table:table-cell table:style-name="ce18" table:formula="of:=SUM([.AI231];[.AI238];[.AI248];[.AI257])" office:value-type="float" office:value="0" calcext:value-type="float">
            <text:p>0</text:p>
          </table:table-cell>
          <table:table-cell table:style-name="ce24" table:formula="of:=([.B328]-4)*0.0625" office:value-type="percentage" office:value="-0.25" calcext:value-type="percentage">
            <text:p>-25%</text:p>
          </table:table-cell>
          <table:table-cell table:style-name="ce18" table:formula="of:=IF([.C328]&lt;=0.2;&quot;Very Low&quot;;IF([.C328]&lt;=0.36;&quot;Low&quot;;IF([.C328]&lt;=0.46;&quot;A Little Low&quot;;IF([.C328]&lt;=0.53;&quot;Average&quot;;IF([.C328]&lt;=0.63;&quot;A Little High&quot;;IF([.C328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8]/[.C330])" office:value-type="percentage" office:value="0.333333333333333" calcext:value-type="percentage">
            <text:p>33.33%</text:p>
          </table:table-cell>
          <table:table-cell table:style-name="ce23" table:formula="of:=IF(MAX([.B321:.B329])&lt;=[.B328];&quot;*&quot;;&quot;&quot;)">
            <text:p/>
          </table:table-cell>
          <table:table-cell table:number-columns-repeated="4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AI232];[.AI244];[.AI250];[.AI259])" office:value-type="float" office:value="0" calcext:value-type="float">
            <text:p>0</text:p>
          </table:table-cell>
          <table:table-cell table:style-name="ce25" table:formula="of:=([.B329]-4)*0.0625" office:value-type="percentage" office:value="-0.25" calcext:value-type="percentage">
            <text:p>-25%</text:p>
          </table:table-cell>
          <table:table-cell table:style-name="ce20" table:formula="of:=IF([.C329]&lt;=0.2;&quot;Very Low&quot;;IF([.C329]&lt;=0.36;&quot;Low&quot;;IF([.C329]&lt;=0.46;&quot;A Little Low&quot;;IF([.C329]&lt;=0.53;&quot;Average&quot;;IF([.C329]&lt;=0.63;&quot;A Little High&quot;;IF([.C329]&lt;=0.79;&quot;High&quot;;&quot;Very High&quot;))))))" office:value-type="string" office:string-value="Very Low" calcext:value-type="string">
            <text:p>Very Low</text:p>
          </table:table-cell>
          <table:table-cell table:style-name="ce27" table:formula="of:=([.C329]/[.C330])" office:value-type="percentage" office:value="0.333333333333333" calcext:value-type="percentage">
            <text:p>33.33%</text:p>
          </table:table-cell>
          <table:table-cell table:style-name="ce23" table:formula="of:=IF(MAX([.B325:.B332])&lt;=[.B329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21"/>
          <table:table-cell table:style-name="ce26" table:formula="of:=SUM([.C321:.C329])" office:value-type="percentage" office:value="-0.75" calcext:value-type="percentage">
            <text:p>-75%</text:p>
          </table:table-cell>
          <table:table-cell table:style-name="ce19"/>
          <table:table-cell table:style-name="ce23" table:formula="of:=SUM([.E321:.E329])" office:value-type="percentage" office:value="1" calcext:value-type="percentage">
            <text:p>100.00%</text:p>
          </table:table-cell>
          <table:table-cell table:style-name="ce21"/>
          <table:table-cell table:number-columns-repeated="4"/>
        </table:table-row>
        <table:table-row table:style-name="ro5">
          <table:table-cell table:number-columns-repeated="3"/>
          <table:table-cell table:style-name="ce14"/>
          <table:table-cell table:number-columns-repeated="6"/>
        </table:table-row>
        <table:table-row table:style-name="ro5">
          <table:table-cell table:style-name="ce12" office:value-type="string" calcext:value-type="string" table:number-columns-spanned="6" table:number-rows-spanned="1">
            <text:p>¹ Type names come from https://www.eclecticenergies.com/enneagram/introduction, retrieved 8/5/2021.</text:p>
          </table:table-cell>
          <table:covered-table-cell table:number-columns-repeated="2"/>
          <table:covered-table-cell table:style-name="ce14"/>
          <table:covered-table-cell table:number-columns-repeated="2"/>
          <table:table-cell table:number-columns-repeated="4"/>
        </table:table-row>
        <table:table-row table:style-name="ro7">
          <table:table-cell table:style-name="ce13" office:value-type="string" calcext:value-type="string" table:number-columns-spanned="6" table:number-rows-spanned="1">
            <text:p><text:span text:style-name="T12">² With (36/9)=4 items for each type, the Lowest possible Raw Score is (4*1)=</text:span>4, and the Highest possible Raw Score is (4*5)=20.</text:p>
          </table:table-cell>
          <table:covered-table-cell table:number-columns-repeated="2"/>
          <table:covered-table-cell table:style-name="ce14"/>
          <table:covered-table-cell table:number-columns-repeated="2"/>
          <table:table-cell table:number-columns-repeated="4"/>
        </table:table-row>
        <table:table-row table:style-name="ro7">
          <table:table-cell table:style-name="ce13" office:value-type="string" calcext:value-type="string" table:number-columns-spanned="6" table:number-rows-spanned="1">
            <text:p><text:span text:style-name="T13">³ With just four items per type, a tie is possible.  To break a tie, refine your answers or </text:span>find a questionnaire with more items.</text:p>
          </table:table-cell>
          <table:covered-table-cell table:number-columns-repeated="2"/>
          <table:covered-table-cell table:style-name="ce14"/>
          <table:covered-table-cell table:number-columns-repeated="2"/>
          <table:table-cell table:number-columns-repeated="4"/>
        </table:table-row>
        <table:table-row table:style-name="ro5">
          <table:table-cell table:style-name="ce13"/>
          <table:table-cell table:number-columns-repeated="2"/>
          <table:table-cell table:style-name="ce14"/>
          <table:table-cell table:number-columns-repeated="6"/>
        </table:table-row>
        <table:table-row table:style-name="ro5">
          <table:table-cell table:number-columns-repeated="10"/>
        </table:table-row>
        <table:table-row table:style-name="ro2">
          <table:table-cell table:style-name="ce7" office:value-type="string" calcext:value-type="string">
            <text:p>TEME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4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8-4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1: The Perfectionist</text:p>
          </table:table-cell>
          <table:table-cell table:style-name="ce18" table:formula="of:=SUM([.J19];[.J69];[.J77];[.J112];[.J130];[.J147];[.J156];[.J174])" office:value-type="float" office:value="8" calcext:value-type="float">
            <text:p>8</text:p>
          </table:table-cell>
          <table:table-cell table:style-name="ce22" table:formula="of:=([.B339]-9)*0.0277778" office:value-type="percentage" office:value="-0.0277778" calcext:value-type="percentage">
            <text:p>-2.78%</text:p>
          </table:table-cell>
          <table:table-cell table:style-name="ce18" table:formula="of:=IF([.C339]&lt;=0.2;&quot;Very Low&quot;;IF([.C339]&lt;=0.36;&quot;Low&quot;;IF([.C339]&lt;=0.46;&quot;A Little Low&quot;;IF([.C339]&lt;=0.53;&quot;Average&quot;;IF([.C339]&lt;=0.63;&quot;A Little High&quot;;IF([.C339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39]/[.C348])" office:value-type="percentage" office:value="0.0277777777777778" calcext:value-type="percentage">
            <text:p>2.78%</text:p>
          </table:table-cell>
          <table:table-cell table:style-name="ce23" table:formula="of:=IF(MAX([.B339:.B347])&lt;=[.B339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J13];[.J22];[.J31];[.J58];[.J74];[.J109];[.J143];[.J161])" office:value-type="float" office:value="16" calcext:value-type="float">
            <text:p>16</text:p>
          </table:table-cell>
          <table:table-cell table:style-name="ce22" table:formula="of:=([.B340]-9)*0.0277778" office:value-type="percentage" office:value="0.1944446" calcext:value-type="percentage">
            <text:p>19.44%</text:p>
          </table:table-cell>
          <table:table-cell table:style-name="ce18" table:formula="of:=IF([.C340]&lt;=0.2;&quot;Very Low&quot;;IF([.C340]&lt;=0.36;&quot;Low&quot;;IF([.C340]&lt;=0.46;&quot;A Little Low&quot;;IF([.C340]&lt;=0.53;&quot;Average&quot;;IF([.C340]&lt;=0.63;&quot;A Little High&quot;;IF([.C340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0]/[.C348])" office:value-type="percentage" office:value="-0.194444444444444" calcext:value-type="percentage">
            <text:p>-19.44%</text:p>
          </table:table-cell>
          <table:table-cell table:style-name="ce23" table:formula="of:=IF(MAX([.B339:.B347])&lt;=[.B340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J7];[.J24];[.J43];[.J55];[.J64];[.J131];[.J181])" office:value-type="float" office:value="21" calcext:value-type="float">
            <text:p>21</text:p>
          </table:table-cell>
          <table:table-cell table:style-name="ce22" table:formula="of:=([.B341]-9)*0.0277778" office:value-type="percentage" office:value="0.3333336" calcext:value-type="percentage">
            <text:p>33.33%</text:p>
          </table:table-cell>
          <table:table-cell table:style-name="ce18" table:formula="of:=IF([.C341]&lt;=0.2;&quot;Very Low&quot;;IF([.C341]&lt;=0.36;&quot;Low&quot;;IF([.C341]&lt;=0.46;&quot;A Little Low&quot;;IF([.C341]&lt;=0.53;&quot;Average&quot;;IF([.C341]&lt;=0.63;&quot;A Little High&quot;;IF([.C341]&lt;=0.79;&quot;High&quot;;&quot;Very High&quot;))))))" office:value-type="string" office:string-value="Low" calcext:value-type="string">
            <text:p>Low</text:p>
          </table:table-cell>
          <table:table-cell table:style-name="ce22" table:formula="of:=([.C341]/[.C348])" office:value-type="percentage" office:value="-0.333333333333333" calcext:value-type="percentage">
            <text:p>-33.33%</text:p>
          </table:table-cell>
          <table:table-cell table:style-name="ce23" table:formula="of:=IF(MAX([.B339:.B347])&lt;=[.B341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4: The Romantic</text:p>
          </table:table-cell>
          <table:table-cell table:style-name="ce18" table:formula="of:=SUM([.AI146];[.AI158];[.AI166];[.AI173];[.AI181];[.AI191];[.AI200];[.AI210];[.AI216])" office:value-type="float" office:value="0" calcext:value-type="float">
            <text:p>0</text:p>
          </table:table-cell>
          <table:table-cell table:style-name="ce22" table:formula="of:=([.B342]-9)*0.0277778" office:value-type="percentage" office:value="-0.2500002" calcext:value-type="percentage">
            <text:p>-25.00%</text:p>
          </table:table-cell>
          <table:table-cell table:style-name="ce18" table:formula="of:=IF([.C342]&lt;=0.2;&quot;Very Low&quot;;IF([.C342]&lt;=0.36;&quot;Low&quot;;IF([.C342]&lt;=0.46;&quot;A Little Low&quot;;IF([.C342]&lt;=0.53;&quot;Average&quot;;IF([.C342]&lt;=0.63;&quot;A Little High&quot;;IF([.C342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2]/[.C348])" office:value-type="percentage" office:value="0.25" calcext:value-type="percentage">
            <text:p>25.00%</text:p>
          </table:table-cell>
          <table:table-cell table:style-name="ce23" table:formula="of:=IF(MAX([.B339:.B347])&lt;=[.B342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5: The Observer</text:p>
          </table:table-cell>
          <table:table-cell table:style-name="ce18" table:formula="of:=SUM([.AI142];[.AI153];[.AI164];[.AI172];[.AI182];[.AI190];[.AI198];[.AI207];[.AI218])" office:value-type="float" office:value="0" calcext:value-type="float">
            <text:p>0</text:p>
          </table:table-cell>
          <table:table-cell table:style-name="ce22" table:formula="of:=([.B343]-9)*0.0277778" office:value-type="percentage" office:value="-0.2500002" calcext:value-type="percentage">
            <text:p>-25.00%</text:p>
          </table:table-cell>
          <table:table-cell table:style-name="ce18" table:formula="of:=IF([.C343]&lt;=0.2;&quot;Very Low&quot;;IF([.C343]&lt;=0.36;&quot;Low&quot;;IF([.C343]&lt;=0.46;&quot;A Little Low&quot;;IF([.C343]&lt;=0.53;&quot;Average&quot;;IF([.C343]&lt;=0.63;&quot;A Little High&quot;;IF([.C343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3]/[.C348])" office:value-type="percentage" office:value="0.25" calcext:value-type="percentage">
            <text:p>25.00%</text:p>
          </table:table-cell>
          <table:table-cell table:style-name="ce23" table:formula="of:=IF(MAX([.B339:.B347])&lt;=[.B343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6: The Questioner</text:p>
          </table:table-cell>
          <table:table-cell table:style-name="ce18" table:formula="of:=SUM([.AI145];[.AI152];[.AI161];[.AI170];[.AI178];[.AI188];[.AI202];[.AI211];[.AI221])" office:value-type="float" office:value="0" calcext:value-type="float">
            <text:p>0</text:p>
          </table:table-cell>
          <table:table-cell table:style-name="ce22" table:formula="of:=([.B344]-9)*0.0277778" office:value-type="percentage" office:value="-0.2500002" calcext:value-type="percentage">
            <text:p>-25.00%</text:p>
          </table:table-cell>
          <table:table-cell table:style-name="ce18" table:formula="of:=IF([.C344]&lt;=0.2;&quot;Very Low&quot;;IF([.C344]&lt;=0.36;&quot;Low&quot;;IF([.C344]&lt;=0.46;&quot;A Little Low&quot;;IF([.C344]&lt;=0.53;&quot;Average&quot;;IF([.C344]&lt;=0.63;&quot;A Little High&quot;;IF([.C344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4]/[.C348])" office:value-type="percentage" office:value="0.25" calcext:value-type="percentage">
            <text:p>25.00%</text:p>
          </table:table-cell>
          <table:table-cell table:style-name="ce23" table:formula="of:=IF(MAX([.B339:.B347])&lt;=[.B344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7: The Adventurer</text:p>
          </table:table-cell>
          <table:table-cell table:style-name="ce18" table:formula="of:=SUM([.AI148];[.AI155];[.AI163];[.AI175];[.AI184];[.AI192];[.AI201];[.AI209];[.AI219])" office:value-type="float" office:value="0" calcext:value-type="float">
            <text:p>0</text:p>
          </table:table-cell>
          <table:table-cell table:style-name="ce22" table:formula="of:=([.B345]-9)*0.0277778" office:value-type="percentage" office:value="-0.2500002" calcext:value-type="percentage">
            <text:p>-25.00%</text:p>
          </table:table-cell>
          <table:table-cell table:style-name="ce18" table:formula="of:=IF([.C345]&lt;=0.2;&quot;Very Low&quot;;IF([.C345]&lt;=0.36;&quot;Low&quot;;IF([.C345]&lt;=0.46;&quot;A Little Low&quot;;IF([.C345]&lt;=0.53;&quot;Average&quot;;IF([.C345]&lt;=0.63;&quot;A Little High&quot;;IF([.C345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5]/[.C348])" office:value-type="percentage" office:value="0.25" calcext:value-type="percentage">
            <text:p>25.00%</text:p>
          </table:table-cell>
          <table:table-cell table:style-name="ce23" table:formula="of:=IF(MAX([.B339:.B347])&lt;=[.B345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8: The Asserter</text:p>
          </table:table-cell>
          <table:table-cell table:style-name="ce18" table:formula="of:=SUM([.AI147];[.AI159];[.AI168];[.AI179];[.AI189];[.AI197];[.AI208];[.AI213];[.AI222])" office:value-type="float" office:value="0" calcext:value-type="float">
            <text:p>0</text:p>
          </table:table-cell>
          <table:table-cell table:style-name="ce22" table:formula="of:=([.B346]-9)*0.0277778" office:value-type="percentage" office:value="-0.2500002" calcext:value-type="percentage">
            <text:p>-25.00%</text:p>
          </table:table-cell>
          <table:table-cell table:style-name="ce18" table:formula="of:=IF([.C346]&lt;=0.2;&quot;Very Low&quot;;IF([.C346]&lt;=0.36;&quot;Low&quot;;IF([.C346]&lt;=0.46;&quot;A Little Low&quot;;IF([.C346]&lt;=0.53;&quot;Average&quot;;IF([.C346]&lt;=0.63;&quot;A Little High&quot;;IF([.C346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6]/[.C348])" office:value-type="percentage" office:value="0.25" calcext:value-type="percentage">
            <text:p>25.00%</text:p>
          </table:table-cell>
          <table:table-cell table:style-name="ce23" table:formula="of:=IF(MAX([.B339:.B347])&lt;=[.B346];&quot;*&quot;;&quot;&quot;)">
            <text:p/>
          </table:table-cell>
          <table:table-cell table:number-columns-repeated="4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AI143];[.AI151];[.AI162];[.AI174];[.AI183];[.AI193];[.AI199];[.AI206];[.AI217])" office:value-type="float" office:value="0" calcext:value-type="float">
            <text:p>0</text:p>
          </table:table-cell>
          <table:table-cell table:style-name="ce27" table:formula="of:=([.B347]-9)*0.0277778" office:value-type="percentage" office:value="-0.2500002" calcext:value-type="percentage">
            <text:p>-25.00%</text:p>
          </table:table-cell>
          <table:table-cell table:style-name="ce20" table:formula="of:=IF([.C347]&lt;=0.2;&quot;Very Low&quot;;IF([.C347]&lt;=0.36;&quot;Low&quot;;IF([.C347]&lt;=0.46;&quot;A Little Low&quot;;IF([.C347]&lt;=0.53;&quot;Average&quot;;IF([.C347]&lt;=0.63;&quot;A Little High&quot;;IF([.C347]&lt;=0.79;&quot;High&quot;;&quot;Very High&quot;))))))" office:value-type="string" office:string-value="Very Low" calcext:value-type="string">
            <text:p>Very Low</text:p>
          </table:table-cell>
          <table:table-cell table:style-name="ce27" table:formula="of:=([.C347]/[.C348])" office:value-type="percentage" office:value="0.25" calcext:value-type="percentage">
            <text:p>25.00%</text:p>
          </table:table-cell>
          <table:table-cell table:style-name="ce23" table:formula="of:=IF(MAX([.B343:.B350])&lt;=[.B347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39:.C347])" office:value-type="percentage" office:value="-1.0000008" calcext:value-type="percentage">
            <text:p>-100.00%</text:p>
          </table:table-cell>
          <table:table-cell table:style-name="ce19"/>
          <table:table-cell table:style-name="ce23" table:formula="of:=SUM([.E339:.E347])" office:value-type="percentage" office:value="1" calcext:value-type="percentage">
            <text:p>100.00%</text:p>
          </table:table-cell>
          <table:table-cell table:style-name="ce19"/>
          <table:table-cell table:number-columns-repeated="4"/>
        </table:table-row>
        <table:table-row table:style-name="ro5">
          <table:table-cell/>
          <table:table-cell table:style-name="ce14" table:number-columns-repeated="5"/>
          <table:table-cell table:number-columns-repeated="4"/>
        </table:table-row>
        <table:table-row table:style-name="ro7">
          <table:table-cell table:style-name="ce12" office:value-type="string" calcext:value-type="string" table:number-columns-spanned="6" table:number-rows-spanned="1">
            <text:p>¹ Type names come from the book <text:span text:style-name="T10">The Enneagram Made Easy</text:span> by Renee Baron and Elizabeth Wagele, 1994.</text:p>
          </table:table-cell>
          <table:covered-table-cell table:number-columns-repeated="5" table:style-name="ce14"/>
          <table:table-cell table:number-columns-repeated="4"/>
        </table:table-row>
        <table:table-row table:style-name="ro5">
          <table:table-cell table:style-name="ce13" office:value-type="string" calcext:value-type="string" table:number-columns-spanned="6" table:number-rows-spanned="1">
            <text:p><text:span text:style-name="T14">² With (72/9)=8 items for each type, the Lowest possible Raw Score is (8*1)=8</text:span>, and the Highest possible Raw Score is (8*5)=40.</text:p>
          </table:table-cell>
          <table:covered-table-cell table:number-columns-repeated="5" table:style-name="ce14"/>
          <table:table-cell table:number-columns-repeated="4"/>
        </table:table-row>
        <table:table-row table:style-name="ro5">
          <table:table-cell table:style-name="ce13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14"/>
          <table:table-cell table:number-columns-repeated="4"/>
        </table:table-row>
        <table:table-row table:style-name="ro5" table:number-rows-repeated="2">
          <table:table-cell table:number-columns-repeated="10"/>
        </table:table-row>
        <table:table-row table:style-name="ro2">
          <table:table-cell table:style-name="ce7" office:value-type="string" calcext:value-type="string">
            <text:p>TWOTE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4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8-4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1: The Reformer</text:p>
          </table:table-cell>
          <table:table-cell table:style-name="ce18" table:formula="of:=SUM([.J9];[.J44];[.J52];[.J60];[.J93];[.J121];[.J138];[.J166])" office:value-type="float" office:value="8" calcext:value-type="float">
            <text:p>8</text:p>
          </table:table-cell>
          <table:table-cell table:style-name="ce22" table:formula="of:=([.B357]-12)*0.02083333" office:value-type="percentage" office:value="-0.08333332" calcext:value-type="percentage">
            <text:p>-8.33%</text:p>
          </table:table-cell>
          <table:table-cell table:style-name="ce18" table:formula="of:=IF([.C357]&lt;=0.2;&quot;Very Low&quot;;IF([.C357]&lt;=0.36;&quot;Low&quot;;IF([.C357]&lt;=0.46;&quot;A Little Low&quot;;IF([.C357]&lt;=0.53;&quot;Average&quot;;IF([.C357]&lt;=0.63;&quot;A Little High&quot;;IF([.C357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57]/[.C366])" office:value-type="percentage" office:value="0.0666666666666667" calcext:value-type="percentage">
            <text:p>6.67%</text:p>
          </table:table-cell>
          <table:table-cell table:style-name="ce23" table:formula="of:=IF(MAX([.B357:.B365])&lt;=[.B357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J39];[.J49];[.J91];[.J100];[.J126];[.J153];[.J170];[.J182])" office:value-type="float" office:value="16" calcext:value-type="float">
            <text:p>16</text:p>
          </table:table-cell>
          <table:table-cell table:style-name="ce22" table:formula="of:=([.B358]-12)*0.02083333" office:value-type="percentage" office:value="0.08333332" calcext:value-type="percentage">
            <text:p>8.33%</text:p>
          </table:table-cell>
          <table:table-cell table:style-name="ce18" table:formula="of:=IF([.C358]&lt;=0.2;&quot;Very Low&quot;;IF([.C358]&lt;=0.36;&quot;Low&quot;;IF([.C358]&lt;=0.46;&quot;A Little Low&quot;;IF([.C358]&lt;=0.53;&quot;Average&quot;;IF([.C358]&lt;=0.63;&quot;A Little High&quot;;IF([.C358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58]/[.C366])" office:value-type="percentage" office:value="-0.0666666666666667" calcext:value-type="percentage">
            <text:p>-6.67%</text:p>
          </table:table-cell>
          <table:table-cell table:style-name="ce23" table:formula="of:=IF(MAX([.B357:.B365])&lt;=[.B358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J15];[.J34];[.J80];[.J113];[.J122];[.J140];[.J151];[.J163])" office:value-type="float" office:value="24" calcext:value-type="float">
            <text:p>24</text:p>
          </table:table-cell>
          <table:table-cell table:style-name="ce22" table:formula="of:=([.B359]-12)*0.02083333" office:value-type="percentage" office:value="0.24999996" calcext:value-type="percentage">
            <text:p>25.00%</text:p>
          </table:table-cell>
          <table:table-cell table:style-name="ce18" table:formula="of:=IF([.C359]&lt;=0.2;&quot;Very Low&quot;;IF([.C359]&lt;=0.36;&quot;Low&quot;;IF([.C359]&lt;=0.46;&quot;A Little Low&quot;;IF([.C359]&lt;=0.53;&quot;Average&quot;;IF([.C359]&lt;=0.63;&quot;A Little High&quot;;IF([.C359]&lt;=0.79;&quot;High&quot;;&quot;Very High&quot;))))))" office:value-type="string" office:string-value="Low" calcext:value-type="string">
            <text:p>Low</text:p>
          </table:table-cell>
          <table:table-cell table:style-name="ce22" table:formula="of:=([.C359]/[.C366])" office:value-type="percentage" office:value="-0.2" calcext:value-type="percentage">
            <text:p>-20.00%</text:p>
          </table:table-cell>
          <table:table-cell table:style-name="ce23" table:formula="of:=IF(MAX([.B357:.B365])&lt;=[.B359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4: The Individualist</text:p>
          </table:table-cell>
          <table:table-cell table:style-name="ce18" table:formula="of:=SUM([.AI163];[.AI171];[.AI176];[.AI187];[.AI197];[.AI206];[.AI215];[.AI225];[.AI234];[.AI242];[.AI249];[.AI258])" office:value-type="float" office:value="0" calcext:value-type="float">
            <text:p>0</text:p>
          </table:table-cell>
          <table:table-cell table:style-name="ce22" table:formula="of:=([.B360]-12)*0.02083333" office:value-type="percentage" office:value="-0.24999996" calcext:value-type="percentage">
            <text:p>-25.00%</text:p>
          </table:table-cell>
          <table:table-cell table:style-name="ce18" table:formula="of:=IF([.C360]&lt;=0.2;&quot;Very Low&quot;;IF([.C360]&lt;=0.36;&quot;Low&quot;;IF([.C360]&lt;=0.46;&quot;A Little Low&quot;;IF([.C360]&lt;=0.53;&quot;Average&quot;;IF([.C360]&lt;=0.63;&quot;A Little High&quot;;IF([.C360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60]/[.C366])" office:value-type="percentage" office:value="0.2" calcext:value-type="percentage">
            <text:p>20.00%</text:p>
          </table:table-cell>
          <table:table-cell table:style-name="ce23" table:formula="of:=IF(MAX([.B357:.B365])&lt;=[.B360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5: The Investigator</text:p>
          </table:table-cell>
          <table:table-cell table:style-name="ce18" table:formula="of:=SUM([.AI165];[.AI174];[.AI183];[.AI191];[.AI199];[.AI208];[.AI220];[.AI226];[.AI235];[.AI243];[.AI252];[.AI262])" office:value-type="float" office:value="0" calcext:value-type="float">
            <text:p>0</text:p>
          </table:table-cell>
          <table:table-cell table:style-name="ce22" table:formula="of:=([.B361]-12)*0.02083333" office:value-type="percentage" office:value="-0.24999996" calcext:value-type="percentage">
            <text:p>-25.00%</text:p>
          </table:table-cell>
          <table:table-cell table:style-name="ce18" table:formula="of:=IF([.C361]&lt;=0.2;&quot;Very Low&quot;;IF([.C361]&lt;=0.36;&quot;Low&quot;;IF([.C361]&lt;=0.46;&quot;A Little Low&quot;;IF([.C361]&lt;=0.53;&quot;Average&quot;;IF([.C361]&lt;=0.63;&quot;A Little High&quot;;IF([.C361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61]/[.C366])" office:value-type="percentage" office:value="0.2" calcext:value-type="percentage">
            <text:p>20.00%</text:p>
          </table:table-cell>
          <table:table-cell table:style-name="ce23" table:formula="of:=IF(MAX([.B357:.B365])&lt;=[.B361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6: The Loyalist</text:p>
          </table:table-cell>
          <table:table-cell table:style-name="ce18" table:formula="of:=SUM([.AI162];[.AI169];[.AI178];[.AI186];[.AI194];[.AI202];[.AI211];[.AI223];[.AI230];[.AI241];[.AI251];[.AI261])" office:value-type="float" office:value="0" calcext:value-type="float">
            <text:p>0</text:p>
          </table:table-cell>
          <table:table-cell table:style-name="ce22" table:formula="of:=([.B362]-12)*0.02083333" office:value-type="percentage" office:value="-0.24999996" calcext:value-type="percentage">
            <text:p>-25.00%</text:p>
          </table:table-cell>
          <table:table-cell table:style-name="ce18" table:formula="of:=IF([.C362]&lt;=0.2;&quot;Very Low&quot;;IF([.C362]&lt;=0.36;&quot;Low&quot;;IF([.C362]&lt;=0.46;&quot;A Little Low&quot;;IF([.C362]&lt;=0.53;&quot;Average&quot;;IF([.C362]&lt;=0.63;&quot;A Little High&quot;;IF([.C362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62]/[.C366])" office:value-type="percentage" office:value="0.2" calcext:value-type="percentage">
            <text:p>20.00%</text:p>
          </table:table-cell>
          <table:table-cell table:style-name="ce23" table:formula="of:=IF(MAX([.B357:.B365])&lt;=[.B362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7: The Enthusiast</text:p>
          </table:table-cell>
          <table:table-cell table:style-name="ce18" table:formula="of:=SUM([.AI164];[.AI173];[.AI182];[.AI195];[.AI204];[.AI214];[.AI222];[.AI229];[.AI238];[.AI247];[.AI255];[.AI265])" office:value-type="float" office:value="0" calcext:value-type="float">
            <text:p>0</text:p>
          </table:table-cell>
          <table:table-cell table:style-name="ce22" table:formula="of:=([.B363]-12)*0.02083333" office:value-type="percentage" office:value="-0.24999996" calcext:value-type="percentage">
            <text:p>-25.00%</text:p>
          </table:table-cell>
          <table:table-cell table:style-name="ce18" table:formula="of:=IF([.C363]&lt;=0.2;&quot;Very Low&quot;;IF([.C363]&lt;=0.36;&quot;Low&quot;;IF([.C363]&lt;=0.46;&quot;A Little Low&quot;;IF([.C363]&lt;=0.53;&quot;Average&quot;;IF([.C363]&lt;=0.63;&quot;A Little High&quot;;IF([.C363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63]/[.C366])" office:value-type="percentage" office:value="0.2" calcext:value-type="percentage">
            <text:p>20.00%</text:p>
          </table:table-cell>
          <table:table-cell table:style-name="ce23" table:formula="of:=IF(MAX([.B357:.B365])&lt;=[.B363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8: The Challenger</text:p>
          </table:table-cell>
          <table:table-cell table:style-name="ce18" table:formula="of:=SUM([.AI166];[.AI175];[.AI185];[.AI193];[.AI201];[.AI210];[.AI218];[.AI227];[.AI237];[.AI245];[.AI254];[.AI264])" office:value-type="float" office:value="0" calcext:value-type="float">
            <text:p>0</text:p>
          </table:table-cell>
          <table:table-cell table:style-name="ce22" table:formula="of:=([.B364]-12)*0.02083333" office:value-type="percentage" office:value="-0.24999996" calcext:value-type="percentage">
            <text:p>-25.00%</text:p>
          </table:table-cell>
          <table:table-cell table:style-name="ce18" table:formula="of:=IF([.C364]&lt;=0.2;&quot;Very Low&quot;;IF([.C364]&lt;=0.36;&quot;Low&quot;;IF([.C364]&lt;=0.46;&quot;A Little Low&quot;;IF([.C364]&lt;=0.53;&quot;Average&quot;;IF([.C364]&lt;=0.63;&quot;A Little High&quot;;IF([.C364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64]/[.C366])" office:value-type="percentage" office:value="0.2" calcext:value-type="percentage">
            <text:p>20.00%</text:p>
          </table:table-cell>
          <table:table-cell table:style-name="ce23" table:formula="of:=IF(MAX([.B357:.B365])&lt;=[.B364];&quot;*&quot;;&quot;&quot;)">
            <text:p/>
          </table:table-cell>
          <table:table-cell table:number-columns-repeated="4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AI161];[.AI170];[.AI180];[.AI190];[.AI196];[.AI203];[.AI213];[.AI221];[.AI233];[.AI244];[.AI253];[.AI260])" office:value-type="float" office:value="0" calcext:value-type="float">
            <text:p>0</text:p>
          </table:table-cell>
          <table:table-cell table:style-name="ce22" table:formula="of:=([.B365]-12)*0.02083333" office:value-type="percentage" office:value="-0.24999996" calcext:value-type="percentage">
            <text:p>-25.00%</text:p>
          </table:table-cell>
          <table:table-cell table:style-name="ce20" table:formula="of:=IF([.C365]&lt;=0.2;&quot;Very Low&quot;;IF([.C365]&lt;=0.36;&quot;Low&quot;;IF([.C365]&lt;=0.46;&quot;A Little Low&quot;;IF([.C365]&lt;=0.53;&quot;Average&quot;;IF([.C365]&lt;=0.63;&quot;A Little High&quot;;IF([.C365]&lt;=0.79;&quot;High&quot;;&quot;Very High&quot;))))))" office:value-type="string" office:string-value="Very Low" calcext:value-type="string">
            <text:p>Very Low</text:p>
          </table:table-cell>
          <table:table-cell table:style-name="ce27" table:formula="of:=([.C365]/[.C366])" office:value-type="percentage" office:value="0.2" calcext:value-type="percentage">
            <text:p>20.00%</text:p>
          </table:table-cell>
          <table:table-cell table:style-name="ce23" table:formula="of:=IF(MAX([.B361:.B369])&lt;=[.B365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57:.C365])" office:value-type="percentage" office:value="-1.2499998" calcext:value-type="percentage">
            <text:p>-125.00%</text:p>
          </table:table-cell>
          <table:table-cell table:style-name="ce19"/>
          <table:table-cell table:style-name="ce23" table:formula="of:=SUM([.E357:.E365])" office:value-type="percentage" office:value="1" calcext:value-type="percentage">
            <text:p>100.00%</text:p>
          </table:table-cell>
          <table:table-cell table:style-name="ce19"/>
          <table:table-cell table:number-columns-repeated="4"/>
        </table:table-row>
        <table:table-row table:style-name="ro5" table:number-rows-repeated="2">
          <table:table-cell/>
          <table:table-cell table:style-name="ce14" table:number-columns-repeated="5"/>
          <table:table-cell table:number-columns-repeated="4"/>
        </table:table-row>
        <table:table-row table:style-name="ro7">
          <table:table-cell table:style-name="ce12" office:value-type="string" calcext:value-type="string" table:number-columns-spanned="6" table:number-rows-spanned="1">
            <text:p>¹ Type names come from the book <text:span text:style-name="T10">The Wisdom of the Enneagram</text:span> by Don Richard Riso and Russ Hudson, 1999.</text:p>
          </table:table-cell>
          <table:covered-table-cell table:number-columns-repeated="5" table:style-name="ce14"/>
          <table:table-cell table:number-columns-repeated="4"/>
        </table:table-row>
        <table:table-row table:style-name="ro5">
          <table:table-cell table:style-name="ce13" office:value-type="string" calcext:value-type="string" table:number-columns-spanned="6" table:number-rows-spanned="1">
            <text:p><text:span text:style-name="T14">² With (72/9)=8 items for each type, the Lowest possible Raw Score is (8*1)=8</text:span>, and the Highest possible Raw Score is (8*5)=40.</text:p>
          </table:table-cell>
          <table:covered-table-cell table:number-columns-repeated="5" table:style-name="ce14"/>
          <table:table-cell table:number-columns-repeated="4"/>
        </table:table-row>
        <table:table-row table:style-name="ro5">
          <table:table-cell table:style-name="ce13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14"/>
          <table:table-cell table:number-columns-repeated="4"/>
        </table:table-row>
        <table:table-row table:style-name="ro5" table:number-rows-repeated="1048204">
          <table:table-cell table:number-columns-repeated="10"/>
        </table:table-row>
        <table:table-row table:style-name="ro5">
          <table:table-cell table:number-columns-repeated="10"/>
        </table:table-row>
      </table:table>
      <table:named-expressions/>
      <table:database-ranges>
        <table:database-range table:name="__Anonymous_Sheet_DB__0" table:target-range-address="'combo-2-180_items-best'.A7:'combo-2-180_items-best'.C1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5">00/00/0000</text:date>, <text:time style:data-style-name="N2" text:time-value="17:44:07.721492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5T12:57:30.551782775</dc:date>
    <meta:editing-duration>P1DT19H8M32S</meta:editing-duration>
    <meta:editing-cycles>192</meta:editing-cycles>
    <meta:document-statistic meta:table-count="1" meta:cell-count="1267" meta:object-count="0"/>
  </office:meta>
</office:document-meta>
</file>